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161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5.0319in"/>
    </style:style>
    <style:style style:name="co6" style:family="table-column">
      <style:table-column-properties fo:break-before="auto" style:column-width="1.7827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0.27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6965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8252in"/>
    </style:style>
    <style:style style:name="co15" style:family="table-column">
      <style:table-column-properties fo:break-before="auto" style:column-width="0.8362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628in"/>
    </style:style>
    <style:style style:name="co19" style:family="table-column">
      <style:table-column-properties fo:break-before="auto" style:column-width="2.4618in"/>
    </style:style>
    <style:style style:name="co20" style:family="table-column">
      <style:table-column-properties fo:break-before="auto" style:column-width="2.8866in"/>
    </style:style>
    <style:style style:name="co21" style:family="table-column">
      <style:table-column-properties fo:break-before="auto" style:column-width="1.7264in"/>
    </style:style>
    <style:style style:name="co22" style:family="table-column">
      <style:table-column-properties fo:break-before="auto" style:column-width="4.8665in"/>
    </style:style>
    <style:style style:name="co23" style:family="table-column">
      <style:table-column-properties fo:break-before="auto" style:column-width="1.8717in"/>
    </style:style>
    <style:style style:name="co24" style:family="table-column">
      <style:table-column-properties fo:break-before="auto" style:column-width="0.6173in"/>
    </style:style>
    <style:style style:name="co25" style:family="table-column">
      <style:table-column-properties fo:break-before="auto" style:column-width="0.9382in"/>
    </style:style>
    <style:style style:name="co26" style:family="table-column">
      <style:table-column-properties fo:break-before="auto" style:column-width="1.1874in"/>
    </style:style>
    <style:style style:name="co27" style:family="table-column">
      <style:table-column-properties fo:break-before="auto" style:column-width="2.3374in"/>
    </style:style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0.9898in"/>
    </style:style>
    <style:style style:name="co30" style:family="table-column">
      <style:table-column-properties fo:break-before="auto" style:column-width="3.670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2"/>
    <style:style style:name="ce9" style:family="table-cell" style:parent-style-name="Default" style:data-style-name="N3">
      <style:text-properties fo:font-weight="bold" style:font-weight-asian="bold" style:font-weight-complex="bold"/>
    </style:style>
    <style:style style:name="ce10" style:family="table-cell" style:parent-style-name="Default" style:data-style-name="N3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Liberation Sans"/>
    </style:style>
  </office:automatic-styles>
  <office:body>
    <office:spreadsheet>
      <table:table table:name="Test Cases Analy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5" table:default-cell-style-name="ce8"/>
        <table:table-column table:style-name="co14" table:default-cell-style-name="ce8"/>
        <table:table-column table:style-name="co16" table:default-cell-style-name="ce8"/>
        <table:table-column table:style-name="co17" table:number-columns-repeated="1006" table:default-cell-style-name="Default"/>
        <table:table-row table:style-name="ro1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 Dev</text:p>
          </table:table-cell>
          <table:table-cell table:style-name="ce3" office:value-type="string" calcext:value-type="string">
            <text:p>95% Conf Int</text:p>
          </table:table-cell>
          <table:table-cell table:style-name="ce3" office:value-type="string" calcext:value-type="string">
            <text:p>CI Upper Bound</text:p>
          </table:table-cell>
          <table:table-cell table:style-name="ce3" office:value-type="string" calcext:value-type="string">
            <text:p>Records per Second</text:p>
          </table:table-cell>
          <table:table-cell table:style-name="ce6" office:value-type="string" calcext:value-type="string">
            <text:p>Initial Load Hours</text:p>
          </table:table-cell>
          <table:table-cell table:style-name="ce6" office:value-type="string" calcext:value-type="string">
            <text:p>Initial Load Days</text:p>
          </table:table-cell>
          <table:table-cell table:style-name="ce6" office:value-type="string" calcext:value-type="string">
            <text:p>Speedup Needed</text:p>
          </table:table-cell>
          <table:table-cell table:style-name="ce1" table:number-columns-repeated="1006"/>
        </table:table-row>
        <table:table-row table:style-name="ro2">
          <table:table-cell table:formula="of:=['benchmark-data.csv (linked)'.A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]" office:value-type="string" office:string-value="master" calcext:value-type="string">
            <text:p>master</text:p>
          </table:table-cell>
          <table:table-cell table:formula="of:=['benchmark-data.csv (linked)'.C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5]" office:value-type="string" office:string-value="version=0.1.0-SNAPSHOT" calcext:value-type="string">
            <text:p>version=0.1.0-SNAPSHOT</text:p>
          </table:table-cell>
          <table:table-cell table:formula="of:=['benchmark-data.csv (linked)'.E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5]" office:value-type="string" office:string-value="2016-10-03T15:11:27.712Z" calcext:value-type="string">
            <text:p>2016-10-03T15:11:27.712Z</text:p>
          </table:table-cell>
          <table:table-cell table:formula="of:=['benchmark-data.csv (linked)'.I5]" office:value-type="float" office:value="3672" calcext:value-type="float">
            <text:p>3672</text:p>
          </table:table-cell>
          <table:table-cell table:formula="of:=['benchmark-data.csv (linked)'.J5]" office:value-type="float" office:value="1000" calcext:value-type="float">
            <text:p>1000</text:p>
          </table:table-cell>
          <table:table-cell office:value-type="string" calcext:value-type="string">
            <text:p>Baseline.</text:p>
          </table:table-cell>
          <table:table-cell table:formula="of:=DCOUNT(LinkedBenchmarkData; &quot;Duration&quot;; [.A1:.H6])" office:value-type="float" office:value="41" calcext:value-type="float">
            <text:p>41</text:p>
          </table:table-cell>
          <table:table-cell table:formula="of:=DSUM(LinkedBenchmarkData; &quot;Duration&quot;; [.A1:.H6])/[.J2]" office:value-type="float" office:value="517353" calcext:value-type="float">
            <text:p>517353</text:p>
          </table:table-cell>
          <table:table-cell table:style-name="ce5" table:formula="of:=DSTDEV(LinkedBenchmarkData; &quot;Duration&quot;; [.A1:.H6])" office:value-type="float" office:value="72600.317271001" calcext:value-type="float">
            <text:p>72600</text:p>
          </table:table-cell>
          <table:table-cell table:formula="of:=CONFIDENCE(0.05;[.L2];[.J2])" office:value-type="float" office:value="22222.5903857196" calcext:value-type="float">
            <text:p>22223</text:p>
          </table:table-cell>
          <table:table-cell table:formula="of:=[.K2]+[.M2]" office:value-type="float" office:value="539575.59038572" calcext:value-type="float">
            <text:p>539576</text:p>
          </table:table-cell>
          <table:table-cell table:formula="of:=[.G2]/[.N2]*1000" office:value-type="float" office:value="6.80534862108022" calcext:value-type="float">
            <text:p>7</text:p>
          </table:table-cell>
          <table:table-cell table:style-name="ce7" table:formula="of:=[Facts.$E$3]/([.O2]*60*60)" office:value-type="float" office:value="180078.832419075" calcext:value-type="float">
            <text:p>180078.83</text:p>
          </table:table-cell>
          <table:table-cell table:formula="of:=[.P2]/24" office:value-type="float" office:value="7503.28468412813" calcext:value-type="float">
            <text:p>7503.28</text:p>
          </table:table-cell>
          <table:table-cell table:formula="of:=[.Q2]/31" office:value-type="float" office:value="242.041441423488" calcext:value-type="float">
            <text:p>242.04</text:p>
          </table:table-cell>
          <table:table-cell table:number-columns-repeated="1006"/>
        </table:table-row>
        <table:table-row table:style-name="ro2">
          <table:table-cell table:formula="of:=['benchmark-data.csv (linked)'.A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6]" office:value-type="string" office:string-value="master" calcext:value-type="string">
            <text:p>master</text:p>
          </table:table-cell>
          <table:table-cell table:formula="of:=['benchmark-data.csv (linked)'.C6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6]" office:value-type="string" office:string-value="version=0.1.0-SNAPSHOT" calcext:value-type="string">
            <text:p>version=0.1.0-SNAPSHOT</text:p>
          </table:table-cell>
          <table:table-cell table:formula="of:=['benchmark-data.csv (linked)'.E6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6]" office:value-type="string" office:string-value="2016-10-03T21:10:01.442Z" calcext:value-type="string">
            <text:p>2016-10-03T21:10:01.442Z</text:p>
          </table:table-cell>
          <table:table-cell table:formula="of:=['benchmark-data.csv (linked)'.I6]" office:value-type="float" office:value="3672" calcext:value-type="float">
            <text:p>3672</text:p>
          </table:table-cell>
          <table:table-cell table:formula="of:=['benchmark-data.csv (linked)'.J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]" office:value-type="string" office:string-value="master" calcext:value-type="string">
            <text:p>master</text:p>
          </table:table-cell>
          <table:table-cell table:formula="of:=['benchmark-data.csv (linked)'.C8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8]" office:value-type="string" office:string-value="version=0.1.0-SNAPSHOT" calcext:value-type="string">
            <text:p>version=0.1.0-SNAPSHOT</text:p>
          </table:table-cell>
          <table:table-cell table:formula="of:=['benchmark-data.csv (linked)'.E8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8]" office:value-type="string" office:string-value="2016-10-03T21:52:37.784Z" calcext:value-type="string">
            <text:p>2016-10-03T21:52:37.784Z</text:p>
          </table:table-cell>
          <table:table-cell table:formula="of:=['benchmark-data.csv (linked)'.I8]" office:value-type="float" office:value="3672" calcext:value-type="float">
            <text:p>3672</text:p>
          </table:table-cell>
          <table:table-cell table:formula="of:=['benchmark-data.csv (linked)'.J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5]" office:value-type="string" office:string-value="master" calcext:value-type="string">
            <text:p>master</text:p>
          </table:table-cell>
          <table:table-cell table:formula="of:=['benchmark-data.csv (linked)'.C1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15]" office:value-type="string" office:string-value="version=0.1.0-SNAPSHOT" calcext:value-type="string">
            <text:p>version=0.1.0-SNAPSHOT</text:p>
          </table:table-cell>
          <table:table-cell table:formula="of:=['benchmark-data.csv (linked)'.E1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5]" office:value-type="string" office:string-value="2016-10-04T02:55:30.710Z" calcext:value-type="string">
            <text:p>2016-10-04T02:55:30.710Z</text:p>
          </table:table-cell>
          <table:table-cell table:formula="of:=['benchmark-data.csv (linked)'.I15]" office:value-type="float" office:value="3672" calcext:value-type="float">
            <text:p>3672</text:p>
          </table:table-cell>
          <table:table-cell table:formula="of:=['benchmark-data.csv (linked)'.J15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7]" office:value-type="string" office:string-value="cbbd-119-add-etl-benchmarks" calcext:value-type="string">
            <text:p>cbbd-119-add-etl-benchmarks</text:p>
          </table:table-cell>
          <table:table-cell table:formula="of:=['benchmark-data.csv (linked)'.C1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7]" office:value-type="string" office:string-value="version=0.1.0-SNAPSHOT" calcext:value-type="string">
            <text:p>version=0.1.0-SNAPSHOT</text:p>
          </table:table-cell>
          <table:table-cell table:formula="of:=['benchmark-data.csv (linked)'.E17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7]" office:value-type="string" office:string-value="2016-10-04T12:22:55.962Z" calcext:value-type="string">
            <text:p>2016-10-04T12:22:55.962Z</text:p>
          </table:table-cell>
          <table:table-cell table:formula="of:=['benchmark-data.csv (linked)'.I17]" office:value-type="float" office:value="3672" calcext:value-type="float">
            <text:p>3672</text:p>
          </table:table-cell>
          <table:table-cell table:formula="of:=['benchmark-data.csv (linked)'.J17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formula="of:=['benchmark-data.csv (linked)'.A4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7]" office:value-type="string" office:string-value="cbbd-119-add-etl-benchmarks" calcext:value-type="string">
            <text:p>cbbd-119-add-etl-benchmarks</text:p>
          </table:table-cell>
          <table:table-cell table:formula="of:=['benchmark-data.csv (linked)'.C4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7]" office:value-type="string" office:string-value="version=0.1.0-SNAPSHOT" calcext:value-type="string">
            <text:p>version=0.1.0-SNAPSHOT</text:p>
          </table:table-cell>
          <table:table-cell table:formula="of:=['benchmark-data.csv (linked)'.E47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7]" office:value-type="string" office:string-value="2016-10-06T14:27:51.581Z" calcext:value-type="string">
            <text:p>2016-10-06T14:27:51.581Z</text:p>
          </table:table-cell>
          <table:table-cell table:formula="of:=['benchmark-data.csv (linked)'.I47]" office:value-type="float" office:value="3672" calcext:value-type="float">
            <text:p>3672</text:p>
          </table:table-cell>
          <table:table-cell table:formula="of:=['benchmark-data.csv (linked)'.J4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8:.H11])" office:value-type="float" office:value="30" calcext:value-type="float">
            <text:p>30</text:p>
          </table:table-cell>
          <table:table-cell table:formula="of:=DSUM(LinkedBenchmarkData; &quot;Duration&quot;; [.A8:.H11])/[.J9]" office:value-type="float" office:value="139240.3" calcext:value-type="float">
            <text:p>139240</text:p>
          </table:table-cell>
          <table:table-cell table:style-name="ce5" table:formula="of:=DSTDEV(LinkedBenchmarkData; &quot;Duration&quot;; [.A8:.H11])" office:value-type="float" office:value="8093.63739953628" calcext:value-type="float">
            <text:p>8094</text:p>
          </table:table-cell>
          <table:table-cell table:formula="of:=CONFIDENCE(0.05;[.L9];[.J9])" office:value-type="float" office:value="2896.21772732409" calcext:value-type="float">
            <text:p>2896</text:p>
          </table:table-cell>
          <table:table-cell table:formula="of:=[.K9]+[.M9]" office:value-type="float" office:value="142136.517727324" calcext:value-type="float">
            <text:p>142137</text:p>
          </table:table-cell>
          <table:table-cell table:formula="of:=[.G9]/[.N9]*1000" office:value-type="float" office:value="25.8343180113952" calcext:value-type="float">
            <text:p>26</text:p>
          </table:table-cell>
          <table:table-cell table:style-name="ce7" table:formula="of:=[Facts.$E$3]/([.O9]*60*60)" office:value-type="float" office:value="47436.8718906509" calcext:value-type="float">
            <text:p>47436.87</text:p>
          </table:table-cell>
          <table:table-cell table:formula="of:=[.P9]/24" office:value-type="float" office:value="1976.53632877712" calcext:value-type="float">
            <text:p>1976.54</text:p>
          </table:table-cell>
          <table:table-cell table:formula="of:=[.Q9]/31" office:value-type="float" office:value="63.7592364121652" calcext:value-type="float">
            <text:p>63.76</text:p>
          </table:table-cell>
          <table:table-cell table:number-columns-repeated="1006"/>
        </table:table-row>
        <table:table-row table:style-name="ro2">
          <table:table-cell table:formula="of:=['benchmark-data.csv (linked)'.A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8]" office:value-type="string" office:string-value="cbbd-119-add-etl-benchmarks" calcext:value-type="string">
            <text:p>cbbd-119-add-etl-benchmarks</text:p>
          </table:table-cell>
          <table:table-cell table:formula="of:=['benchmark-data.csv (linked)'.C4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8]" office:value-type="string" office:string-value="version=0.1.0-SNAPSHOT" calcext:value-type="string">
            <text:p>version=0.1.0-SNAPSHOT</text:p>
          </table:table-cell>
          <table:table-cell table:formula="of:=['benchmark-data.csv (linked)'.E48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8]" office:value-type="string" office:string-value="2016-10-06T15:21:19.602Z" calcext:value-type="string">
            <text:p>2016-10-06T15:21:19.602Z</text:p>
          </table:table-cell>
          <table:table-cell table:formula="of:=['benchmark-data.csv (linked)'.I48]" office:value-type="float" office:value="3672" calcext:value-type="float">
            <text:p>3672</text:p>
          </table:table-cell>
          <table:table-cell table:formula="of:=['benchmark-data.csv (linked)'.J4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5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4]" office:value-type="string" office:string-value="cbbd-119-add-etl-benchmarks" calcext:value-type="string">
            <text:p>cbbd-119-add-etl-benchmarks</text:p>
          </table:table-cell>
          <table:table-cell table:formula="of:=['benchmark-data.csv (linked)'.C5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54]" office:value-type="string" office:string-value="version=0.1.0-SNAPSHOT" calcext:value-type="string">
            <text:p>version=0.1.0-SNAPSHOT</text:p>
          </table:table-cell>
          <table:table-cell table:formula="of:=['benchmark-data.csv (linked)'.E54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54]" office:value-type="string" office:string-value="2016-10-06T16:29:50.709Z" calcext:value-type="string">
            <text:p>2016-10-06T16:29:50.709Z</text:p>
          </table:table-cell>
          <table:table-cell table:formula="of:=['benchmark-data.csv (linked)'.I54]" office:value-type="float" office:value="3672" calcext:value-type="float">
            <text:p>3672</text:p>
          </table:table-cell>
          <table:table-cell table:formula="of:=['benchmark-data.csv (linked)'.J54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formula="of:=['benchmark-data.csv (linked)'.A7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7]" office:value-type="string" office:string-value="cbbd-119-add-etl-benchmarks" calcext:value-type="string">
            <text:p>cbbd-119-add-etl-benchmarks</text:p>
          </table:table-cell>
          <table:table-cell table:formula="of:=['benchmark-data.csv (linked)'.C7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7]" office:value-type="string" office:string-value="version=0.1.0-SNAPSHOT" calcext:value-type="string">
            <text:p>version=0.1.0-SNAPSHOT</text:p>
          </table:table-cell>
          <table:table-cell table:formula="of:=['benchmark-data.csv (linked)'.E77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7]" office:value-type="string" office:string-value="2016-10-06T18:21:28.943Z" calcext:value-type="string">
            <text:p>2016-10-06T18:21:28.943Z</text:p>
          </table:table-cell>
          <table:table-cell table:formula="of:=['benchmark-data.csv (linked)'.I77]" office:value-type="float" office:value="3672" calcext:value-type="float">
            <text:p>3672</text:p>
          </table:table-cell>
          <table:table-cell table:formula="of:=['benchmark-data.csv (linked)'.J7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3:.H15])" office:value-type="float" office:value="7" calcext:value-type="float">
            <text:p>7</text:p>
          </table:table-cell>
          <table:table-cell table:formula="of:=DSUM(LinkedBenchmarkData; &quot;Duration&quot;; [.A13:.H15])/[.J14]" office:value-type="float" office:value="67871.4285714286" calcext:value-type="float">
            <text:p>67871</text:p>
          </table:table-cell>
          <table:table-cell table:style-name="ce5" table:formula="of:=DSTDEV(LinkedBenchmarkData; &quot;Duration&quot;; [.A13:.H15])" office:value-type="float" office:value="16491.40523482" calcext:value-type="float">
            <text:p>16491</text:p>
          </table:table-cell>
          <table:table-cell table:formula="of:=CONFIDENCE(0.05;[.L14];[.J14])" office:value-type="float" office:value="12216.7794756555" calcext:value-type="float">
            <text:p>12217</text:p>
          </table:table-cell>
          <table:table-cell table:formula="of:=[.K14]+[.M14]" office:value-type="float" office:value="80088.2080470841" calcext:value-type="float">
            <text:p>80088</text:p>
          </table:table-cell>
          <table:table-cell table:formula="of:=[.G14]/[.N14]*1000" office:value-type="float" office:value="45.8494463734439" calcext:value-type="float">
            <text:p>46</text:p>
          </table:table-cell>
          <table:table-cell table:style-name="ce7" table:formula="of:=[Facts.$E$3]/([.O14]*60*60)" office:value-type="float" office:value="26728.7684110118" calcext:value-type="float">
            <text:p>26728.77</text:p>
          </table:table-cell>
          <table:table-cell table:formula="of:=[.P14]/24" office:value-type="float" office:value="1113.69868379216" calcext:value-type="float">
            <text:p>1113.70</text:p>
          </table:table-cell>
          <table:table-cell table:formula="of:=[.Q14]/31" office:value-type="float" office:value="35.9257639932955" calcext:value-type="float">
            <text:p>35.93</text:p>
          </table:table-cell>
          <table:table-cell table:number-columns-repeated="1006"/>
        </table:table-row>
        <table:table-row table:style-name="ro2">
          <table:table-cell table:formula="of:=['benchmark-data.csv (linked)'.A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8]" office:value-type="string" office:string-value="cbbd-119-add-etl-benchmarks" calcext:value-type="string">
            <text:p>cbbd-119-add-etl-benchmarks</text:p>
          </table:table-cell>
          <table:table-cell table:formula="of:=['benchmark-data.csv (linked)'.C7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8]" office:value-type="string" office:string-value="version=0.1.0-SNAPSHOT" calcext:value-type="string">
            <text:p>version=0.1.0-SNAPSHOT</text:p>
          </table:table-cell>
          <table:table-cell table:formula="of:=['benchmark-data.csv (linked)'.E78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8]" office:value-type="string" office:string-value="2016-10-06T19:09:55.277Z" calcext:value-type="string">
            <text:p>2016-10-06T19:09:55.277Z</text:p>
          </table:table-cell>
          <table:table-cell table:formula="of:=['benchmark-data.csv (linked)'.I78]" office:value-type="float" office:value="3672" calcext:value-type="float">
            <text:p>3672</text:p>
          </table:table-cell>
          <table:table-cell table:formula="of:=['benchmark-data.csv (linked)'.J7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formula="of:=['benchmark-data.csv (linked)'.A8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4]" office:value-type="string" office:string-value="cbbd-119-add-etl-benchmarks" calcext:value-type="string">
            <text:p>cbbd-119-add-etl-benchmarks</text:p>
          </table:table-cell>
          <table:table-cell table:formula="of:=['benchmark-data.csv (linked)'.C8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84]" office:value-type="string" office:string-value="version=0.1.0-SNAPSHOT" calcext:value-type="string">
            <text:p>version=0.1.0-SNAPSHOT</text:p>
          </table:table-cell>
          <table:table-cell table:formula="of:=['benchmark-data.csv (linked)'.E84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84]" office:value-type="string" office:string-value="2016-10-06T19:45:37.299Z" calcext:value-type="string">
            <text:p>2016-10-06T19:45:37.299Z</text:p>
          </table:table-cell>
          <table:table-cell table:formula="of:=['benchmark-data.csv (linked)'.I84]" office:value-type="float" office:value="3672" calcext:value-type="float">
            <text:p>3672</text:p>
          </table:table-cell>
          <table:table-cell table:formula="of:=['benchmark-data.csv (linked)'.J84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7:.H19])" office:value-type="float" office:value="29" calcext:value-type="float">
            <text:p>29</text:p>
          </table:table-cell>
          <table:table-cell table:formula="of:=DSUM(LinkedBenchmarkData; &quot;Duration&quot;; [.A17:.H19])/[.J18]" office:value-type="float" office:value="86316.8275862069" calcext:value-type="float">
            <text:p>86317</text:p>
          </table:table-cell>
          <table:table-cell table:style-name="ce5" table:formula="of:=DSTDEV(LinkedBenchmarkData; &quot;Duration&quot;; [.A17:.H19])" office:value-type="float" office:value="46174.7101778119" calcext:value-type="float">
            <text:p>46175</text:p>
          </table:table-cell>
          <table:table-cell table:formula="of:=CONFIDENCE(0.05;[.L18];[.J18])" office:value-type="float" office:value="16805.5708945411" calcext:value-type="float">
            <text:p>16806</text:p>
          </table:table-cell>
          <table:table-cell table:formula="of:=[.K18]+[.M18]" office:value-type="float" office:value="103122.398480748" calcext:value-type="float">
            <text:p>103122</text:p>
          </table:table-cell>
          <table:table-cell table:formula="of:=[.G18]/[.N18]*1000" office:value-type="float" office:value="35.608171009381" calcext:value-type="float">
            <text:p>36</text:p>
          </table:table-cell>
          <table:table-cell table:style-name="ce7" table:formula="of:=[Facts.$E$3]/([.O18]*60*60)" office:value-type="float" office:value="34416.2364746572" calcext:value-type="float">
            <text:p>34416.24</text:p>
          </table:table-cell>
          <table:table-cell table:formula="of:=[.P18]/24" office:value-type="float" office:value="1434.00985311072" calcext:value-type="float">
            <text:p>1434.01</text:p>
          </table:table-cell>
          <table:table-cell table:formula="of:=[.Q18]/31" office:value-type="float" office:value="46.2583823584103" calcext:value-type="float">
            <text:p>46.26</text:p>
          </table:table-cell>
          <table:table-cell table:number-columns-repeated="1006"/>
        </table:table-row>
        <table:table-row table:style-name="ro2">
          <table:table-cell table:formula="of:=['benchmark-data.csv (linked)'.A12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20]" office:value-type="string" office:string-value="cbbd-119-add-etl-benchmarks" calcext:value-type="string">
            <text:p>cbbd-119-add-etl-benchmarks</text:p>
          </table:table-cell>
          <table:table-cell table:formula="of:=['benchmark-data.csv (linked)'.C12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20]" office:value-type="string" office:string-value="version=0.1.0-SNAPSHOT" calcext:value-type="string">
            <text:p>version=0.1.0-SNAPSHOT</text:p>
          </table:table-cell>
          <table:table-cell table:formula="of:=['benchmark-data.csv (linked)'.E120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120]" office:value-type="string" office:string-value="2016-10-06T23:27:20.958Z" calcext:value-type="string">
            <text:p>2016-10-06T23:27:20.958Z</text:p>
          </table:table-cell>
          <table:table-cell table:formula="of:=['benchmark-data.csv (linked)'.I120]" office:value-type="float" office:value="3672" calcext:value-type="float">
            <text:p>3672</text:p>
          </table:table-cell>
          <table:table-cell table:formula="of:=['benchmark-data.csv (linked)'.J120]" office:value-type="float" office:value="1000" calcext:value-type="float">
            <text:p>1000</text:p>
          </table:table-cell>
          <table:table-cell table:number-columns-repeated="3"/>
          <table:table-cell table:style-name="ce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formula="of:=['benchmark-data.csv (linked)'.A9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0]" office:value-type="string" office:string-value="cbbd-119-add-etl-benchmarks" calcext:value-type="string">
            <text:p>cbbd-119-add-etl-benchmarks</text:p>
          </table:table-cell>
          <table:table-cell table:formula="of:=['benchmark-data.csv (linked)'.C9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0]" office:value-type="string" office:string-value="version=0.1.0-SNAPSHOT" calcext:value-type="string">
            <text:p>version=0.1.0-SNAPSHOT</text:p>
          </table:table-cell>
          <table:table-cell table:formula="of:=['benchmark-data.csv (linked)'.E90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0]" office:value-type="string" office:string-value="2016-10-06T20:17:30.171Z" calcext:value-type="string">
            <text:p>2016-10-06T20:17:30.171Z</text:p>
          </table:table-cell>
          <table:table-cell table:formula="of:=['benchmark-data.csv (linked)'.I90]" office:value-type="float" office:value="3672" calcext:value-type="float">
            <text:p>3672</text:p>
          </table:table-cell>
          <table:table-cell table:formula="of:=['benchmark-data.csv (linked)'.J90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21:.H23])" office:value-type="float" office:value="30" calcext:value-type="float">
            <text:p>30</text:p>
          </table:table-cell>
          <table:table-cell table:formula="of:=DSUM(LinkedBenchmarkData; &quot;Duration&quot;; [.A21:.H23])/[.J22]" office:value-type="float" office:value="69437.5666666667" calcext:value-type="float">
            <text:p>69438</text:p>
          </table:table-cell>
          <table:table-cell table:style-name="ce5" table:formula="of:=DSTDEV(LinkedBenchmarkData; &quot;Duration&quot;; [.A21:.H23])" office:value-type="float" office:value="27036.8294097123" calcext:value-type="float">
            <text:p>27037</text:p>
          </table:table-cell>
          <table:table-cell table:formula="of:=CONFIDENCE(0.05;[.L22];[.J22])" office:value-type="float" office:value="9674.82736890742" calcext:value-type="float">
            <text:p>9675</text:p>
          </table:table-cell>
          <table:table-cell table:formula="of:=[.K22]+[.M22]" office:value-type="float" office:value="79112.3940355741" calcext:value-type="float">
            <text:p>79112</text:p>
          </table:table-cell>
          <table:table-cell table:formula="of:=[.G22]/[.N22]*1000" office:value-type="float" office:value="46.4149776373703" calcext:value-type="float">
            <text:p>46</text:p>
          </table:table-cell>
          <table:table-cell table:style-name="ce7" table:formula="of:=[Facts.$E$3]/([.O22]*60*60)" office:value-type="float" office:value="26403.0986605969" calcext:value-type="float">
            <text:p>26403.10</text:p>
          </table:table-cell>
          <table:table-cell table:formula="of:=[.P22]/24" office:value-type="float" office:value="1100.12911085821" calcext:value-type="float">
            <text:p>1100.13</text:p>
          </table:table-cell>
          <table:table-cell table:formula="of:=[.Q22]/31" office:value-type="float" office:value="35.4880358341357" calcext:value-type="float">
            <text:p>35.49</text:p>
          </table:table-cell>
          <table:table-cell table:number-columns-repeated="1006"/>
        </table:table-row>
        <table:table-row table:style-name="ro2">
          <table:table-cell table:formula="of:=['benchmark-data.csv (linked)'.A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6]" office:value-type="string" office:string-value="cbbd-119-add-etl-benchmarks" calcext:value-type="string">
            <text:p>cbbd-119-add-etl-benchmarks</text:p>
          </table:table-cell>
          <table:table-cell table:formula="of:=['benchmark-data.csv (linked)'.C96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6]" office:value-type="string" office:string-value="version=0.1.0-SNAPSHOT" calcext:value-type="string">
            <text:p>version=0.1.0-SNAPSHOT</text:p>
          </table:table-cell>
          <table:table-cell table:formula="of:=['benchmark-data.csv (linked)'.E96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6]" office:value-type="string" office:string-value="2016-10-06T21:47:22.664Z" calcext:value-type="string">
            <text:p>2016-10-06T21:47:22.664Z</text:p>
          </table:table-cell>
          <table:table-cell table:formula="of:=['benchmark-data.csv (linked)'.I96]" office:value-type="float" office:value="3672" calcext:value-type="float">
            <text:p>3672</text:p>
          </table:table-cell>
          <table:table-cell table:formula="of:=['benchmark-data.csv (linked)'.J9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16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67]" office:value-type="string" office:string-value="cbbd-138-parallel-fhir-txs" calcext:value-type="string">
            <text:p>cbbd-138-parallel-fhir-txs</text:p>
          </table:table-cell>
          <table:table-cell table:formula="of:=['benchmark-data.csv (linked)'.C167]" office:value-type="string" office:string-value="75a081dd906fbfbfeca06abc95978a7bda615379" calcext:value-type="string">
            <text:p>75a081dd906fbfbfeca06abc95978a7bda615379</text:p>
          </table:table-cell>
          <table:table-cell table:formula="of:=['benchmark-data.csv (linked)'.D167]" office:value-type="string" office:string-value="version=0.1.0-SNAPSHOT" calcext:value-type="string">
            <text:p>version=0.1.0-SNAPSHOT</text:p>
          </table:table-cell>
          <table:table-cell table:formula="of:=['benchmark-data.csv (linked)'.E16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67]" office:value-type="string" office:string-value="2016-10-17T18:34:23.808Z" calcext:value-type="string">
            <text:p>2016-10-17T18:34:23.808Z</text:p>
          </table:table-cell>
          <table:table-cell table:formula="of:=['benchmark-data.csv (linked)'.I167]" office:value-type="float" office:value="3672" calcext:value-type="float">
            <text:p>3672</text:p>
          </table:table-cell>
          <table:table-cell table:formula="of:=['benchmark-data.csv (linked)'.J16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HAPI had Lucene disabled.</text:p>
          </table:table-cell>
          <table:table-cell table:formula="of:=DCOUNT(LinkedBenchmarkData; &quot;Duration&quot;; [.A25:.H26])" office:value-type="float" office:value="29" calcext:value-type="float">
            <text:p>29</text:p>
          </table:table-cell>
          <table:table-cell table:formula="of:=DSUM(LinkedBenchmarkData; &quot;Duration&quot;; [.A25:.H26])/[.J26]" office:value-type="float" office:value="38025.0689655172" calcext:value-type="float">
            <text:p>38025</text:p>
          </table:table-cell>
          <table:table-cell table:style-name="ce5" table:formula="of:=DSTDEV(LinkedBenchmarkData; &quot;Duration&quot;; [.A25:.H26])" office:value-type="float" office:value="18872.5174941369" calcext:value-type="float">
            <text:p>18873</text:p>
          </table:table-cell>
          <table:table-cell table:formula="of:=CONFIDENCE(0.05;[.L26];[.J26])" office:value-type="float" office:value="6868.76927835247" calcext:value-type="float">
            <text:p>6869</text:p>
          </table:table-cell>
          <table:table-cell table:formula="of:=[.K26]+[.M26]" office:value-type="float" office:value="44893.8382438697" calcext:value-type="float">
            <text:p>44894</text:p>
          </table:table-cell>
          <table:table-cell table:formula="of:=[.G26]/[.N26]*1000" office:value-type="float" office:value="81.792961877155" calcext:value-type="float">
            <text:p>82</text:p>
          </table:table-cell>
          <table:table-cell table:style-name="ce7" table:formula="of:=[Facts.$E$3]/([.O26]*60*60)" office:value-type="float" office:value="14982.9423676999" calcext:value-type="float">
            <text:p>14982.94</text:p>
          </table:table-cell>
          <table:table-cell table:formula="of:=[.P26]/24" office:value-type="float" office:value="624.289265320829" calcext:value-type="float">
            <text:p>624.29</text:p>
          </table:table-cell>
          <table:table-cell table:formula="of:=[.Q26]/31" office:value-type="float" office:value="20.1383633974461" calcext:value-type="float">
            <text:p>20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1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96]" office:value-type="string" office:string-value="cbbd-147-stu3-initial-switch" calcext:value-type="string">
            <text:p>cbbd-147-stu3-initial-switch</text:p>
          </table:table-cell>
          <table:table-cell table:formula="of:=['benchmark-data.csv (linked)'.C196]" office:value-type="string" office:string-value="c2496d8b4bb3a37ed69b310b66f3308e172bd59f" calcext:value-type="string">
            <text:p>c2496d8b4bb3a37ed69b310b66f3308e172bd59f</text:p>
          </table:table-cell>
          <table:table-cell table:formula="of:=['benchmark-data.csv (linked)'.D196]" office:value-type="string" office:string-value="version=0.1.0-SNAPSHOT" calcext:value-type="string">
            <text:p>version=0.1.0-SNAPSHOT</text:p>
          </table:table-cell>
          <table:table-cell table:formula="of:=['benchmark-data.csv (linked)'.E196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96]" office:value-type="string" office:string-value="2016-10-21T13:13:23.694Z" calcext:value-type="string">
            <text:p>2016-10-21T13:13:23.694Z</text:p>
          </table:table-cell>
          <table:table-cell table:formula="of:=['benchmark-data.csv (linked)'.I196]" office:value-type="float" office:value="3672" calcext:value-type="float">
            <text:p>3672</text:p>
          </table:table-cell>
          <table:table-cell table:formula="of:=['benchmark-data.csv (linked)'.J196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28:.H30])" office:value-type="float" office:value="20" calcext:value-type="float">
            <text:p>20</text:p>
          </table:table-cell>
          <table:table-cell table:formula="of:=DSUM(LinkedBenchmarkData; &quot;Duration&quot;; [.A28:.H30])/[.J29]" office:value-type="float" office:value="32021.55" calcext:value-type="float">
            <text:p>32022</text:p>
          </table:table-cell>
          <table:table-cell table:style-name="ce5" table:formula="of:=DSTDEV(LinkedBenchmarkData; &quot;Duration&quot;; [.A28:.H30])" office:value-type="float" office:value="12324.5797301037" calcext:value-type="float">
            <text:p>12325</text:p>
          </table:table-cell>
          <table:table-cell table:formula="of:=CONFIDENCE(0.05;[.L29];[.J29])" office:value-type="float" office:value="5401.38596828459" calcext:value-type="float">
            <text:p>5401</text:p>
          </table:table-cell>
          <table:table-cell table:formula="of:=[.K29]+[.M29]" office:value-type="float" office:value="37422.9359682846" calcext:value-type="float">
            <text:p>37423</text:p>
          </table:table-cell>
          <table:table-cell table:formula="of:=[.G29]/[.N29]*1000" office:value-type="float" office:value="98.1216439862433" calcext:value-type="float">
            <text:p>98</text:p>
          </table:table-cell>
          <table:table-cell table:style-name="ce7" table:formula="of:=[Facts.$E$3]/([.O29]*60*60)" office:value-type="float" office:value="12489.5913287053" calcext:value-type="float">
            <text:p>12489.59</text:p>
          </table:table-cell>
          <table:table-cell table:formula="of:=[.P29]/24" office:value-type="float" office:value="520.399638696052" calcext:value-type="float">
            <text:p>520.40</text:p>
          </table:table-cell>
          <table:table-cell table:formula="of:=[.Q29]/31" office:value-type="float" office:value="16.7870851192275" calcext:value-type="float">
            <text:p>16.7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2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7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7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7]" office:value-type="string" office:string-value="version=0.1.0-SNAPSHOT" calcext:value-type="string">
            <text:p>version=0.1.0-SNAPSHOT</text:p>
          </table:table-cell>
          <table:table-cell table:formula="of:=['benchmark-data.csv (linked)'.E21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7]" office:value-type="string" office:string-value="2016-10-25T23:14:30.915Z" calcext:value-type="string">
            <text:p>2016-10-25T23:14:30.915Z</text:p>
          </table:table-cell>
          <table:table-cell table:formula="of:=['benchmark-data.csv (linked)'.I217]" office:value-type="float" office:value="3672" calcext:value-type="float">
            <text:p>3672</text:p>
          </table:table-cell>
          <table:table-cell table:formula="of:=['benchmark-data.csv (linked)'.J21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? HAPI v2.0.</text:p>
          </table:table-cell>
          <table:table-cell table:formula="of:=DCOUNT(LinkedBenchmarkData; &quot;Duration&quot;; [.A31:.H33])" office:value-type="float" office:value="31" calcext:value-type="float">
            <text:p>31</text:p>
          </table:table-cell>
          <table:table-cell table:formula="of:=DSUM(LinkedBenchmarkData; &quot;Duration&quot;; [.A31:.H33])/[.J32]" office:value-type="float" office:value="53303.0967741935" calcext:value-type="float">
            <text:p>53303</text:p>
          </table:table-cell>
          <table:table-cell table:style-name="ce5" table:formula="of:=DSTDEV(LinkedBenchmarkData; &quot;Duration&quot;; [.A31:.H33])" office:value-type="float" office:value="46727.7653138223" calcext:value-type="float">
            <text:p>46728</text:p>
          </table:table-cell>
          <table:table-cell table:formula="of:=CONFIDENCE(0.05;[.L32];[.J32])" office:value-type="float" office:value="16449.1043666547" calcext:value-type="float">
            <text:p>16449</text:p>
          </table:table-cell>
          <table:table-cell table:formula="of:=[.K32]+[.M32]" office:value-type="float" office:value="69752.2011408482" calcext:value-type="float">
            <text:p>69752</text:p>
          </table:table-cell>
          <table:table-cell table:formula="of:=[.G32]/[.N32]*1000" office:value-type="float" office:value="52.6434999891295" calcext:value-type="float">
            <text:p>53</text:p>
          </table:table-cell>
          <table:table-cell table:style-name="ce7" table:formula="of:=[Facts.$E$3]/([.O32]*60*60)" office:value-type="float" office:value="23279.2127070188" calcext:value-type="float">
            <text:p>23279.21</text:p>
          </table:table-cell>
          <table:table-cell table:formula="of:=[.P32]/24" office:value-type="float" office:value="969.967196125785" calcext:value-type="float">
            <text:p>969.97</text:p>
          </table:table-cell>
          <table:table-cell table:formula="of:=[.Q32]/31" office:value-type="float" office:value="31.2892643911544" calcext:value-type="float">
            <text:p>31.29</text:p>
          </table:table-cell>
          <table:table-cell table:number-columns-repeated="1006"/>
        </table:table-row>
        <table:table-row table:style-name="ro2">
          <table:table-cell table:formula="of:=['benchmark-data.csv (linked)'.A21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8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8]" office:value-type="string" office:string-value="version=0.1.0-SNAPSHOT" calcext:value-type="string">
            <text:p>version=0.1.0-SNAPSHOT</text:p>
          </table:table-cell>
          <table:table-cell table:formula="of:=['benchmark-data.csv (linked)'.E21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8]" office:value-type="string" office:string-value="2016-10-25T23:42:06.024Z" calcext:value-type="string">
            <text:p>2016-10-25T23:42:06.024Z</text:p>
          </table:table-cell>
          <table:table-cell table:formula="of:=['benchmark-data.csv (linked)'.I218]" office:value-type="float" office:value="3672" calcext:value-type="float">
            <text:p>3672</text:p>
          </table:table-cell>
          <table:table-cell table:formula="of:=['benchmark-data.csv (linked)'.J21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2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4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48]" office:value-type="string" office:string-value="6a635c60b8c1133d0973214f6596701ceedba6a8" calcext:value-type="string">
            <text:p>6a635c60b8c1133d0973214f6596701ceedba6a8</text:p>
          </table:table-cell>
          <table:table-cell table:formula="of:=['benchmark-data.csv (linked)'.D248]" office:value-type="string" office:string-value="version=0.1.0-SNAPSHOT" calcext:value-type="string">
            <text:p>version=0.1.0-SNAPSHOT</text:p>
          </table:table-cell>
          <table:table-cell table:formula="of:=['benchmark-data.csv (linked)'.E24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48]" office:value-type="string" office:string-value="2016-10-26T12:41:05.051Z" calcext:value-type="string">
            <text:p>2016-10-26T12:41:05.051Z</text:p>
          </table:table-cell>
          <table:table-cell table:formula="of:=['benchmark-data.csv (linked)'.I248]" office:value-type="float" office:value="3672" calcext:value-type="float">
            <text:p>3672</text:p>
          </table:table-cell>
          <table:table-cell table:formula="of:=['benchmark-data.csv (linked)'.J24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35:.H37])" office:value-type="float" office:value="30" calcext:value-type="float">
            <text:p>30</text:p>
          </table:table-cell>
          <table:table-cell table:formula="of:=DSUM(LinkedBenchmarkData; &quot;Duration&quot;; [.A35:.H37])/[.J36]" office:value-type="float" office:value="38550.6666666667" calcext:value-type="float">
            <text:p>38551</text:p>
          </table:table-cell>
          <table:table-cell table:style-name="ce5" table:formula="of:=DSTDEV(LinkedBenchmarkData; &quot;Duration&quot;; [.A35:.H37])" office:value-type="float" office:value="16536.8092121648" calcext:value-type="float">
            <text:p>16537</text:p>
          </table:table-cell>
          <table:table-cell table:formula="of:=CONFIDENCE(0.05;[.L36];[.J36])" office:value-type="float" office:value="5917.51243963465" calcext:value-type="float">
            <text:p>5918</text:p>
          </table:table-cell>
          <table:table-cell table:formula="of:=[.K36]+[.M36]" office:value-type="float" office:value="44468.1791063013" calcext:value-type="float">
            <text:p>44468</text:p>
          </table:table-cell>
          <table:table-cell table:formula="of:=[.G36]/[.N36]*1000" office:value-type="float" office:value="82.5759019999913" calcext:value-type="float">
            <text:p>83</text:p>
          </table:table-cell>
          <table:table-cell table:style-name="ce7" table:formula="of:=[Facts.$E$3]/([.O36]*60*60)" office:value-type="float" office:value="14840.8821969516" calcext:value-type="float">
            <text:p>14840.88</text:p>
          </table:table-cell>
          <table:table-cell table:formula="of:=[.P36]/24" office:value-type="float" office:value="618.370091539649" calcext:value-type="float">
            <text:p>618.37</text:p>
          </table:table-cell>
          <table:table-cell table:formula="of:=[.Q36]/31" office:value-type="float" office:value="19.9474223077306" calcext:value-type="float">
            <text:p>19.9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2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278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278]" office:value-type="string" office:string-value="version=0.1.0-SNAPSHOT" calcext:value-type="string">
            <text:p>version=0.1.0-SNAPSHOT</text:p>
          </table:table-cell>
          <table:table-cell table:formula="of:=['benchmark-data.csv (linked)'.E27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78]" office:value-type="string" office:string-value="2016-11-06T00:40:22.028Z" calcext:value-type="string">
            <text:p>2016-11-06T00:40:22.028Z</text:p>
          </table:table-cell>
          <table:table-cell table:formula="of:=['benchmark-data.csv (linked)'.I278]" office:value-type="float" office:value="3672" calcext:value-type="float">
            <text:p>3672</text:p>
          </table:table-cell>
          <table:table-cell table:formula="of:=['benchmark-data.csv (linked)'.J27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</text:p>
          </table:table-cell>
          <table:table-cell table:formula="of:=DCOUNT(LinkedBenchmarkData; &quot;Duration&quot;; [.A38:.H40])" office:value-type="float" office:value="29" calcext:value-type="float">
            <text:p>29</text:p>
          </table:table-cell>
          <table:table-cell table:formula="of:=DSUM(LinkedBenchmarkData; &quot;Duration&quot;; [.A38:.H40])/[.J39]" office:value-type="float" office:value="55011.8620689655" calcext:value-type="float">
            <text:p>55012</text:p>
          </table:table-cell>
          <table:table-cell table:style-name="ce5" table:formula="of:=DSTDEV(LinkedBenchmarkData; &quot;Duration&quot;; [.A38:.H40])" office:value-type="float" office:value="23576.2731268478" calcext:value-type="float">
            <text:p>23576</text:p>
          </table:table-cell>
          <table:table-cell table:formula="of:=CONFIDENCE(0.05;[.L39];[.J39])" office:value-type="float" office:value="8580.73018621118" calcext:value-type="float">
            <text:p>8581</text:p>
          </table:table-cell>
          <table:table-cell table:formula="of:=[.K39]+[.M39]" office:value-type="float" office:value="63592.5922551767" calcext:value-type="float">
            <text:p>63593</text:p>
          </table:table-cell>
          <table:table-cell table:formula="of:=[.G39]/[.N39]*1000" office:value-type="float" office:value="57.742574563802" calcext:value-type="float">
            <text:p>58</text:p>
          </table:table-cell>
          <table:table-cell table:style-name="ce7" table:formula="of:=[Facts.$E$3]/([.O39]*60*60)" office:value-type="float" office:value="21223.4948501437" calcext:value-type="float">
            <text:p>21223.49</text:p>
          </table:table-cell>
          <table:table-cell table:formula="of:=[.P39]/24" office:value-type="float" office:value="884.312285422653" calcext:value-type="float">
            <text:p>884.31</text:p>
          </table:table-cell>
          <table:table-cell table:formula="of:=[.Q39]/31" office:value-type="float" office:value="28.5262027555694" calcext:value-type="float">
            <text:p>28.5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30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307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07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307]" office:value-type="string" office:string-value="version=0.1.0-SNAPSHOT" calcext:value-type="string">
            <text:p>version=0.1.0-SNAPSHOT</text:p>
          </table:table-cell>
          <table:table-cell table:formula="of:=['benchmark-data.csv (linked)'.E30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07]" office:value-type="string" office:string-value="2016-11-06T02:49:20.869Z" calcext:value-type="string">
            <text:p>2016-11-06T02:49:20.869Z</text:p>
          </table:table-cell>
          <table:table-cell table:formula="of:=['benchmark-data.csv (linked)'.I307]" office:value-type="float" office:value="3672" calcext:value-type="float">
            <text:p>3672</text:p>
          </table:table-cell>
          <table:table-cell table:formula="of:=['benchmark-data.csv (linked)'.J30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1:.H43])" office:value-type="float" office:value="30" calcext:value-type="float">
            <text:p>30</text:p>
          </table:table-cell>
          <table:table-cell table:formula="of:=DSUM(LinkedBenchmarkData; &quot;Duration&quot;; [.A41:.H43])/[.J42]" office:value-type="float" office:value="33399.0333333333" calcext:value-type="float">
            <text:p>33399</text:p>
          </table:table-cell>
          <table:table-cell table:style-name="ce5" table:formula="of:=DSTDEV(LinkedBenchmarkData; &quot;Duration&quot;; [.A41:.H43])" office:value-type="float" office:value="30857.0508283996" calcext:value-type="float">
            <text:p>30857</text:p>
          </table:table-cell>
          <table:table-cell table:formula="of:=CONFIDENCE(0.05;[.L42];[.J42])" office:value-type="float" office:value="11041.850926911" calcext:value-type="float">
            <text:p>11042</text:p>
          </table:table-cell>
          <table:table-cell table:formula="of:=[.K42]+[.M42]" office:value-type="float" office:value="44440.8842602444" calcext:value-type="float">
            <text:p>44441</text:p>
          </table:table-cell>
          <table:table-cell table:formula="of:=[.G42]/[.N42]*1000" office:value-type="float" office:value="82.6266187346068" calcext:value-type="float">
            <text:p>83</text:p>
          </table:table-cell>
          <table:table-cell table:style-name="ce7" table:formula="of:=[Facts.$E$3]/([.O42]*60*60)" office:value-type="float" office:value="14831.7727707719" calcext:value-type="float">
            <text:p>14831.77</text:p>
          </table:table-cell>
          <table:table-cell table:formula="of:=[.P42]/24" office:value-type="float" office:value="617.990532115494" calcext:value-type="float">
            <text:p>617.99</text:p>
          </table:table-cell>
          <table:table-cell table:formula="of:=[.Q42]/31" office:value-type="float" office:value="19.9351784553385" calcext:value-type="float">
            <text:p>19.9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369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69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69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69]" office:value-type="string" office:string-value="version=0.1.0-SNAPSHOT" calcext:value-type="string">
            <text:p>version=0.1.0-SNAPSHOT</text:p>
          </table:table-cell>
          <table:table-cell table:formula="of:=['benchmark-data.csv (linked)'.E369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69]" office:value-type="string" office:string-value="2016-11-10T16:30:23.633Z" calcext:value-type="string">
            <text:p>2016-11-10T16:30:23.633Z</text:p>
          </table:table-cell>
          <table:table-cell table:formula="of:=['benchmark-data.csv (linked)'.I369]" office:value-type="float" office:value="1425193" calcext:value-type="float">
            <text:p>1425193</text:p>
          </table:table-cell>
          <table:table-cell table:formula="of:=['benchmark-data.csv (linked)'.J369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4:.H46])" office:value-type="float" office:value="8" calcext:value-type="float">
            <text:p>8</text:p>
          </table:table-cell>
          <table:table-cell table:formula="of:=DSUM(LinkedBenchmarkData; &quot;Duration&quot;; [.A44:.H46])/[.J45]" office:value-type="float" office:value="10676871.75" calcext:value-type="float">
            <text:p>10676872</text:p>
          </table:table-cell>
          <table:table-cell table:style-name="ce5" table:formula="of:=DSTDEV(LinkedBenchmarkData; &quot;Duration&quot;; [.A44:.H46])" office:value-type="float" office:value="3297490.36852941" calcext:value-type="float">
            <text:p>3297490</text:p>
          </table:table-cell>
          <table:table-cell table:formula="of:=CONFIDENCE(0.05;[.L45];[.J45])" office:value-type="float" office:value="2285002.25625057" calcext:value-type="float">
            <text:p>2285002</text:p>
          </table:table-cell>
          <table:table-cell table:formula="of:=[.K45]+[.M45]" office:value-type="float" office:value="12961874.0062506" calcext:value-type="float">
            <text:p>12961874</text:p>
          </table:table-cell>
          <table:table-cell table:formula="of:=[.G45]/[.N45]*1000" office:value-type="float" office:value="109.952696601798" calcext:value-type="float">
            <text:p>110</text:p>
          </table:table-cell>
          <table:table-cell table:style-name="ce7" table:formula="of:=[Facts.$E$3]/([.O45]*60*60)" office:value-type="float" office:value="11145.6951194851" calcext:value-type="float">
            <text:p>11145.70</text:p>
          </table:table-cell>
          <table:table-cell table:formula="of:=[.P45]/24" office:value-type="float" office:value="464.403963311881" calcext:value-type="float">
            <text:p>464.40</text:p>
          </table:table-cell>
          <table:table-cell table:formula="of:=[.Q45]/31" office:value-type="float" office:value="14.9807730100607" calcext:value-type="float">
            <text:p>14.98</text:p>
          </table:table-cell>
          <table:table-cell table:number-columns-repeated="1006"/>
        </table:table-row>
        <table:table-row table:style-name="ro2">
          <table:table-cell table:formula="of:=['benchmark-data.csv (linked)'.A373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3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3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73]" office:value-type="string" office:string-value="version=0.1.0-SNAPSHOT" calcext:value-type="string">
            <text:p>version=0.1.0-SNAPSHOT</text:p>
          </table:table-cell>
          <table:table-cell table:formula="of:=['benchmark-data.csv (linked)'.E373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73]" office:value-type="string" office:string-value="2016-11-11T02:24:19.223Z" calcext:value-type="string">
            <text:p>2016-11-11T02:24:19.223Z</text:p>
          </table:table-cell>
          <table:table-cell table:formula="of:=['benchmark-data.csv (linked)'.I373]" office:value-type="float" office:value="1425193" calcext:value-type="float">
            <text:p>1425193</text:p>
          </table:table-cell>
          <table:table-cell table:formula="of:=['benchmark-data.csv (linked)'.J373]" office:value-type="float" office:value="999999" calcext:value-type="float">
            <text:p>999999</text:p>
          </table:table-cell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-data.csv (linked)" table:style-name="ta1">
        <table:table-source xlink:type="simple" xlink:href="../benchmark-data.csv" table:table-name="Sheet1" table:filter-name="Text - txt - csv (StarCalc)" table:filter-options="44,34,76,1,,0,true,false"/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Git Branch Name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POM Version</text:p>
          </table:table-cell>
          <table:table-cell office:value-type="string" calcext:value-type="string">
            <text:p>Environment ID</text:p>
          </table:table-cell>
          <table:table-cell office:value-type="string" calcext:value-type="string">
            <text:p>Test Case Timestamp</text:p>
          </table:table-cell>
          <table:table-cell office:value-type="string" calcext:value-type="string">
            <text:p>Test Case Execution Numb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ord Count</text:p>
          </table:table-cell>
          <table:table-cell office:value-type="string" calcext:value-type="string">
            <text:p>Beneficiary Count</text:p>
          </table:table-cell>
          <table:table-cell office:value-type="string" calcext:value-type="string">
            <text:p>Test Case Execution Data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2" calcext:value-type="float">
            <text:p>2</text:p>
          </table:table-cell>
          <table:table-cell office:value-type="float" office:value="3826" calcext:value-type="float">
            <text:p>3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14:15:03.934Z</text:p>
          </table:table-cell>
          <table:table-cell office:value-type="float" office:value="1" calcext:value-type="float">
            <text:p>1</text:p>
          </table:table-cell>
          <table:table-cell office:value-type="float" office:value="3869" calcext:value-type="float">
            <text:p>3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15:11:27.712Z</text:p>
          </table:table-cell>
          <table:table-cell office:value-type="float" office:value="1" calcext:value-type="float">
            <text:p>1</text:p>
          </table:table-cell>
          <table:table-cell office:value-type="float" office:value="551601" calcext:value-type="float">
            <text:p>5516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1" calcext:value-type="float">
            <text:p>1</text:p>
          </table:table-cell>
          <table:table-cell office:value-type="float" office:value="466754" calcext:value-type="float">
            <text:p>466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2" calcext:value-type="float">
            <text:p>2</text:p>
          </table:table-cell>
          <table:table-cell office:value-type="float" office:value="565839" calcext:value-type="float">
            <text:p>565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1" calcext:value-type="float">
            <text:p>1</text:p>
          </table:table-cell>
          <table:table-cell office:value-type="float" office:value="569801" calcext:value-type="float">
            <text:p>5698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0135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2" calcext:value-type="float">
            <text:p>2</text:p>
          </table:table-cell>
          <table:table-cell office:value-type="float" office:value="559456" calcext:value-type="float">
            <text:p>5594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8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3" calcext:value-type="float">
            <text:p>3</text:p>
          </table:table-cell>
          <table:table-cell office:value-type="float" office:value="413592" calcext:value-type="float">
            <text:p>413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698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4" calcext:value-type="float">
            <text:p>4</text:p>
          </table:table-cell>
          <table:table-cell office:value-type="float" office:value="807325" calcext:value-type="float">
            <text:p>807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4354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5" calcext:value-type="float">
            <text:p>5</text:p>
          </table:table-cell>
          <table:table-cell office:value-type="float" office:value="542825" calcext:value-type="float">
            <text:p>5428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2916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6" calcext:value-type="float">
            <text:p>6</text:p>
          </table:table-cell>
          <table:table-cell office:value-type="float" office:value="506936" calcext:value-type="float">
            <text:p>5069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9852 }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1:11:22.205Z</text:p>
          </table:table-cell>
          <table:table-cell office:value-type="float" office:value="1" calcext:value-type="float">
            <text:p>1</text:p>
          </table:table-cell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"iterationTotalRunTime": 13126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1" calcext:value-type="float">
            <text:p>1</text:p>
          </table:table-cell>
          <table:table-cell office:value-type="float" office:value="585761" calcext:value-type="float">
            <text:p>5857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34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2" calcext:value-type="float">
            <text:p>2</text:p>
          </table:table-cell>
          <table:table-cell office:value-type="float" office:value="542140" calcext:value-type="float">
            <text:p>5421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2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" calcext:value-type="float">
            <text:p>1</text:p>
          </table:table-cell>
          <table:table-cell office:value-type="float" office:value="531272" calcext:value-type="float">
            <text:p>5312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3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" calcext:value-type="float">
            <text:p>2</text:p>
          </table:table-cell>
          <table:table-cell office:value-type="float" office:value="374369" calcext:value-type="float">
            <text:p>3743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48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" calcext:value-type="float">
            <text:p>3</text:p>
          </table:table-cell>
          <table:table-cell office:value-type="float" office:value="491318" calcext:value-type="float">
            <text:p>491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0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4" calcext:value-type="float">
            <text:p>4</text:p>
          </table:table-cell>
          <table:table-cell office:value-type="float" office:value="513786" calcext:value-type="float">
            <text:p>5137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92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5" calcext:value-type="float">
            <text:p>5</text:p>
          </table:table-cell>
          <table:table-cell office:value-type="float" office:value="561045" calcext:value-type="float">
            <text:p>5610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95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6" calcext:value-type="float">
            <text:p>6</text:p>
          </table:table-cell>
          <table:table-cell office:value-type="float" office:value="404185" calcext:value-type="float">
            <text:p>4041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7" calcext:value-type="float">
            <text:p>7</text:p>
          </table:table-cell>
          <table:table-cell office:value-type="float" office:value="540558" calcext:value-type="float">
            <text:p>54055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9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8" calcext:value-type="float">
            <text:p>8</text:p>
          </table:table-cell>
          <table:table-cell office:value-type="float" office:value="504087" calcext:value-type="float">
            <text:p>5040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9" calcext:value-type="float">
            <text:p>9</text:p>
          </table:table-cell>
          <table:table-cell office:value-type="float" office:value="472696" calcext:value-type="float">
            <text:p>472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996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0" calcext:value-type="float">
            <text:p>10</text:p>
          </table:table-cell>
          <table:table-cell office:value-type="float" office:value="531162" calcext:value-type="float">
            <text:p>5311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43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1" calcext:value-type="float">
            <text:p>11</text:p>
          </table:table-cell>
          <table:table-cell office:value-type="float" office:value="575834" calcext:value-type="float">
            <text:p>5758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19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2" calcext:value-type="float">
            <text:p>12</text:p>
          </table:table-cell>
          <table:table-cell office:value-type="float" office:value="511302" calcext:value-type="float">
            <text:p>5113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034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3" calcext:value-type="float">
            <text:p>13</text:p>
          </table:table-cell>
          <table:table-cell office:value-type="float" office:value="436400" calcext:value-type="float">
            <text:p>4364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4" calcext:value-type="float">
            <text:p>14</text:p>
          </table:table-cell>
          <table:table-cell office:value-type="float" office:value="555181" calcext:value-type="float">
            <text:p>55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0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5" calcext:value-type="float">
            <text:p>15</text:p>
          </table:table-cell>
          <table:table-cell office:value-type="float" office:value="526960" calcext:value-type="float">
            <text:p>5269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1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6" calcext:value-type="float">
            <text:p>16</text:p>
          </table:table-cell>
          <table:table-cell office:value-type="float" office:value="529676" calcext:value-type="float">
            <text:p>5296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928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7" calcext:value-type="float">
            <text:p>17</text:p>
          </table:table-cell>
          <table:table-cell office:value-type="float" office:value="436345" calcext:value-type="float">
            <text:p>4363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25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8" calcext:value-type="float">
            <text:p>18</text:p>
          </table:table-cell>
          <table:table-cell office:value-type="float" office:value="507988" calcext:value-type="float">
            <text:p>507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9" calcext:value-type="float">
            <text:p>19</text:p>
          </table:table-cell>
          <table:table-cell office:value-type="float" office:value="447909" calcext:value-type="float">
            <text:p>447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0" calcext:value-type="float">
            <text:p>20</text:p>
          </table:table-cell>
          <table:table-cell office:value-type="float" office:value="531929" calcext:value-type="float">
            <text:p>531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078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1" calcext:value-type="float">
            <text:p>21</text:p>
          </table:table-cell>
          <table:table-cell office:value-type="float" office:value="339110" calcext:value-type="float">
            <text:p>3391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4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2" calcext:value-type="float">
            <text:p>22</text:p>
          </table:table-cell>
          <table:table-cell office:value-type="float" office:value="530017" calcext:value-type="float">
            <text:p>5300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6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3" calcext:value-type="float">
            <text:p>23</text:p>
          </table:table-cell>
          <table:table-cell office:value-type="float" office:value="537831" calcext:value-type="float">
            <text:p>5378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4" calcext:value-type="float">
            <text:p>24</text:p>
          </table:table-cell>
          <table:table-cell office:value-type="float" office:value="555998" calcext:value-type="float">
            <text:p>555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5" calcext:value-type="float">
            <text:p>25</text:p>
          </table:table-cell>
          <table:table-cell office:value-type="float" office:value="527583" calcext:value-type="float">
            <text:p>527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6" calcext:value-type="float">
            <text:p>26</text:p>
          </table:table-cell>
          <table:table-cell office:value-type="float" office:value="494395" calcext:value-type="float">
            <text:p>4943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0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7" calcext:value-type="float">
            <text:p>27</text:p>
          </table:table-cell>
          <table:table-cell office:value-type="float" office:value="546772" calcext:value-type="float">
            <text:p>5467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8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8" calcext:value-type="float">
            <text:p>28</text:p>
          </table:table-cell>
          <table:table-cell office:value-type="float" office:value="498777" calcext:value-type="float">
            <text:p>4987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43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9" calcext:value-type="float">
            <text:p>29</text:p>
          </table:table-cell>
          <table:table-cell office:value-type="float" office:value="536982" calcext:value-type="float">
            <text:p>5369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75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0" calcext:value-type="float">
            <text:p>30</text:p>
          </table:table-cell>
          <table:table-cell office:value-type="float" office:value="547976" calcext:value-type="float">
            <text:p>5479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72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4:27:51.581Z</text:p>
          </table:table-cell>
          <table:table-cell office:value-type="float" office:value="1" calcext:value-type="float">
            <text:p>1</text:p>
          </table:table-cell>
          <table:table-cell office:value-type="float" office:value="139677" calcext:value-type="float">
            <text:p>139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9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1" calcext:value-type="float">
            <text:p>1</text:p>
          </table:table-cell>
          <table:table-cell office:value-type="float" office:value="147844" calcext:value-type="float">
            <text:p>147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34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2" calcext:value-type="float">
            <text:p>2</text:p>
          </table:table-cell>
          <table:table-cell office:value-type="float" office:value="125945" calcext:value-type="float">
            <text:p>1259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99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3" calcext:value-type="float">
            <text:p>3</text:p>
          </table:table-cell>
          <table:table-cell office:value-type="float" office:value="142001" calcext:value-type="float">
            <text:p>142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7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4" calcext:value-type="float">
            <text:p>4</text:p>
          </table:table-cell>
          <table:table-cell office:value-type="float" office:value="143780" calcext:value-type="float">
            <text:p>1437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891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5" calcext:value-type="float">
            <text:p>5</text:p>
          </table:table-cell>
          <table:table-cell office:value-type="float" office:value="131259" calcext:value-type="float">
            <text:p>1312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35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6" calcext:value-type="float">
            <text:p>6</text:p>
          </table:table-cell>
          <table:table-cell office:value-type="float" office:value="133289" calcext:value-type="float">
            <text:p>1332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18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" calcext:value-type="float">
            <text:p>1</text:p>
          </table:table-cell>
          <table:table-cell office:value-type="float" office:value="142506" calcext:value-type="float">
            <text:p>142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5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" calcext:value-type="float">
            <text:p>2</text:p>
          </table:table-cell>
          <table:table-cell office:value-type="float" office:value="143927" calcext:value-type="float">
            <text:p>1439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5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3" calcext:value-type="float">
            <text:p>3</text:p>
          </table:table-cell>
          <table:table-cell office:value-type="float" office:value="142657" calcext:value-type="float">
            <text:p>142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4" calcext:value-type="float">
            <text:p>4</text:p>
          </table:table-cell>
          <table:table-cell office:value-type="float" office:value="124059" calcext:value-type="float">
            <text:p>1240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6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5" calcext:value-type="float">
            <text:p>5</text:p>
          </table:table-cell>
          <table:table-cell office:value-type="float" office:value="131132" calcext:value-type="float">
            <text:p>13113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51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6" calcext:value-type="float">
            <text:p>6</text:p>
          </table:table-cell>
          <table:table-cell office:value-type="float" office:value="133340" calcext:value-type="float">
            <text:p>1333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63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7" calcext:value-type="float">
            <text:p>7</text:p>
          </table:table-cell>
          <table:table-cell office:value-type="float" office:value="139591" calcext:value-type="float">
            <text:p>1395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25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8" calcext:value-type="float">
            <text:p>8</text:p>
          </table:table-cell>
          <table:table-cell office:value-type="float" office:value="137782" calcext:value-type="float">
            <text:p>1377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0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9" calcext:value-type="float">
            <text:p>9</text:p>
          </table:table-cell>
          <table:table-cell office:value-type="float" office:value="145770" calcext:value-type="float">
            <text:p>1457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8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0" calcext:value-type="float">
            <text:p>10</text:p>
          </table:table-cell>
          <table:table-cell office:value-type="float" office:value="133186" calcext:value-type="float">
            <text:p>1331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76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1" calcext:value-type="float">
            <text:p>11</text:p>
          </table:table-cell>
          <table:table-cell office:value-type="float" office:value="146926" calcext:value-type="float">
            <text:p>1469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91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2" calcext:value-type="float">
            <text:p>12</text:p>
          </table:table-cell>
          <table:table-cell office:value-type="float" office:value="132671" calcext:value-type="float">
            <text:p>1326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28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3" calcext:value-type="float">
            <text:p>13</text:p>
          </table:table-cell>
          <table:table-cell office:value-type="float" office:value="141396" calcext:value-type="float">
            <text:p>1413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0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4" calcext:value-type="float">
            <text:p>14</text:p>
          </table:table-cell>
          <table:table-cell office:value-type="float" office:value="142481" calcext:value-type="float">
            <text:p>1424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6" calcext:value-type="float">
            <text:p>16</text:p>
          </table:table-cell>
          <table:table-cell office:value-type="float" office:value="136705" calcext:value-type="float">
            <text:p>1367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91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7" calcext:value-type="float">
            <text:p>17</text:p>
          </table:table-cell>
          <table:table-cell office:value-type="float" office:value="126745" calcext:value-type="float">
            <text:p>1267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0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8" calcext:value-type="float">
            <text:p>18</text:p>
          </table:table-cell>
          <table:table-cell office:value-type="float" office:value="162117" calcext:value-type="float">
            <text:p>1621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53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9" calcext:value-type="float">
            <text:p>19</text:p>
          </table:table-cell>
          <table:table-cell office:value-type="float" office:value="141823" calcext:value-type="float">
            <text:p>1418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4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0" calcext:value-type="float">
            <text:p>20</text:p>
          </table:table-cell>
          <table:table-cell office:value-type="float" office:value="143715" calcext:value-type="float">
            <text:p>14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1" calcext:value-type="float">
            <text:p>21</text:p>
          </table:table-cell>
          <table:table-cell office:value-type="float" office:value="133210" calcext:value-type="float">
            <text:p>1332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47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2" calcext:value-type="float">
            <text:p>22</text:p>
          </table:table-cell>
          <table:table-cell office:value-type="float" office:value="141691" calcext:value-type="float">
            <text:p>141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5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3" calcext:value-type="float">
            <text:p>23</text:p>
          </table:table-cell>
          <table:table-cell office:value-type="float" office:value="137055" calcext:value-type="float">
            <text:p>1370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4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4" calcext:value-type="float">
            <text:p>24</text:p>
          </table:table-cell>
          <table:table-cell office:value-type="float" office:value="152929" calcext:value-type="float">
            <text:p>152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8:21:28.943Z</text:p>
          </table:table-cell>
          <table:table-cell office:value-type="float" office:value="1" calcext:value-type="float">
            <text:p>1</text:p>
          </table:table-cell>
          <table:table-cell office:value-type="float" office:value="60873" calcext:value-type="float">
            <text:p>608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1" calcext:value-type="float">
            <text:p>1</text:p>
          </table:table-cell>
          <table:table-cell office:value-type="float" office:value="61325" calcext:value-type="float">
            <text:p>61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19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2" calcext:value-type="float">
            <text:p>2</text:p>
          </table:table-cell>
          <table:table-cell office:value-type="float" office:value="65242" calcext:value-type="float">
            <text:p>652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46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3" calcext:value-type="float">
            <text:p>3</text:p>
          </table:table-cell>
          <table:table-cell office:value-type="float" office:value="57073" calcext:value-type="float">
            <text:p>570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9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4" calcext:value-type="float">
            <text:p>4</text:p>
          </table:table-cell>
          <table:table-cell office:value-type="float" office:value="104275" calcext:value-type="float">
            <text:p>1042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8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5" calcext:value-type="float">
            <text:p>5</text:p>
          </table:table-cell>
          <table:table-cell office:value-type="float" office:value="58321" calcext:value-type="float">
            <text:p>583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6" calcext:value-type="float">
            <text:p>6</text:p>
          </table:table-cell>
          <table:table-cell office:value-type="float" office:value="67991" calcext:value-type="float">
            <text:p>679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5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1" calcext:value-type="float">
            <text:p>1</text:p>
          </table:table-cell>
          <table:table-cell office:value-type="float" office:value="65392" calcext:value-type="float">
            <text:p>653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8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2" calcext:value-type="float">
            <text:p>2</text:p>
          </table:table-cell>
          <table:table-cell office:value-type="float" office:value="62915" calcext:value-type="float">
            <text:p>629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9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3" calcext:value-type="float">
            <text:p>3</text:p>
          </table:table-cell>
          <table:table-cell office:value-type="float" office:value="66839" calcext:value-type="float">
            <text:p>66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3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4" calcext:value-type="float">
            <text:p>4</text:p>
          </table:table-cell>
          <table:table-cell office:value-type="float" office:value="88005" calcext:value-type="float">
            <text:p>880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27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5" calcext:value-type="float">
            <text:p>5</text:p>
          </table:table-cell>
          <table:table-cell office:value-type="float" office:value="65072" calcext:value-type="float">
            <text:p>650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71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6" calcext:value-type="float">
            <text:p>6</text:p>
          </table:table-cell>
          <table:table-cell office:value-type="float" office:value="76027" calcext:value-type="float">
            <text:p>760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38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1" calcext:value-type="float">
            <text:p>1</text:p>
          </table:table-cell>
          <table:table-cell office:value-type="float" office:value="50984" calcext:value-type="float">
            <text:p>509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37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2" calcext:value-type="float">
            <text:p>2</text:p>
          </table:table-cell>
          <table:table-cell office:value-type="float" office:value="77402" calcext:value-type="float">
            <text:p>774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37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3" calcext:value-type="float">
            <text:p>3</text:p>
          </table:table-cell>
          <table:table-cell office:value-type="float" office:value="83909" calcext:value-type="float">
            <text:p>83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4" calcext:value-type="float">
            <text:p>4</text:p>
          </table:table-cell>
          <table:table-cell office:value-type="float" office:value="47377" calcext:value-type="float">
            <text:p>473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39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5" calcext:value-type="float">
            <text:p>5</text:p>
          </table:table-cell>
          <table:table-cell office:value-type="float" office:value="163938" calcext:value-type="float">
            <text:p>163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15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6" calcext:value-type="float">
            <text:p>6</text:p>
          </table:table-cell>
          <table:table-cell office:value-type="float" office:value="44666" calcext:value-type="float">
            <text:p>446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17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" calcext:value-type="float">
            <text:p>1</text:p>
          </table:table-cell>
          <table:table-cell office:value-type="float" office:value="47961" calcext:value-type="float">
            <text:p>479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93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" calcext:value-type="float">
            <text:p>2</text:p>
          </table:table-cell>
          <table:table-cell office:value-type="float" office:value="57646" calcext:value-type="float">
            <text:p>5764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8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3" calcext:value-type="float">
            <text:p>3</text:p>
          </table:table-cell>
          <table:table-cell office:value-type="float" office:value="64297" calcext:value-type="float">
            <text:p>642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85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4" calcext:value-type="float">
            <text:p>4</text:p>
          </table:table-cell>
          <table:table-cell office:value-type="float" office:value="50255" calcext:value-type="float">
            <text:p>502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5" calcext:value-type="float">
            <text:p>5</text:p>
          </table:table-cell>
          <table:table-cell office:value-type="float" office:value="61543" calcext:value-type="float">
            <text:p>61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68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6" calcext:value-type="float">
            <text:p>6</text:p>
          </table:table-cell>
          <table:table-cell office:value-type="float" office:value="67877" calcext:value-type="float">
            <text:p>678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6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7" calcext:value-type="float">
            <text:p>7</text:p>
          </table:table-cell>
          <table:table-cell office:value-type="float" office:value="60123" calcext:value-type="float">
            <text:p>601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8" calcext:value-type="float">
            <text:p>8</text:p>
          </table:table-cell>
          <table:table-cell office:value-type="float" office:value="62326" calcext:value-type="float">
            <text:p>623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9" calcext:value-type="float">
            <text:p>9</text:p>
          </table:table-cell>
          <table:table-cell office:value-type="float" office:value="45188" calcext:value-type="float">
            <text:p>451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0" calcext:value-type="float">
            <text:p>10</text:p>
          </table:table-cell>
          <table:table-cell office:value-type="float" office:value="92697" calcext:value-type="float">
            <text:p>926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51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1" calcext:value-type="float">
            <text:p>11</text:p>
          </table:table-cell>
          <table:table-cell office:value-type="float" office:value="90457" calcext:value-type="float">
            <text:p>904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80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2" calcext:value-type="float">
            <text:p>12</text:p>
          </table:table-cell>
          <table:table-cell office:value-type="float" office:value="106081" calcext:value-type="float">
            <text:p>10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9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3" calcext:value-type="float">
            <text:p>13</text:p>
          </table:table-cell>
          <table:table-cell office:value-type="float" office:value="46639" calcext:value-type="float">
            <text:p>466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32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4" calcext:value-type="float">
            <text:p>14</text:p>
          </table:table-cell>
          <table:table-cell office:value-type="float" office:value="105983" calcext:value-type="float">
            <text:p>105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5" calcext:value-type="float">
            <text:p>15</text:p>
          </table:table-cell>
          <table:table-cell office:value-type="float" office:value="63880" calcext:value-type="float">
            <text:p>638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74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6" calcext:value-type="float">
            <text:p>16</text:p>
          </table:table-cell>
          <table:table-cell office:value-type="float" office:value="44998" calcext:value-type="float">
            <text:p>44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7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7" calcext:value-type="float">
            <text:p>17</text:p>
          </table:table-cell>
          <table:table-cell office:value-type="float" office:value="41660" calcext:value-type="float">
            <text:p>416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82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8" calcext:value-type="float">
            <text:p>18</text:p>
          </table:table-cell>
          <table:table-cell office:value-type="float" office:value="58437" calcext:value-type="float">
            <text:p>584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560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9" calcext:value-type="float">
            <text:p>19</text:p>
          </table:table-cell>
          <table:table-cell office:value-type="float" office:value="51506" calcext:value-type="float">
            <text:p>51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31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0" calcext:value-type="float">
            <text:p>20</text:p>
          </table:table-cell>
          <table:table-cell office:value-type="float" office:value="106799" calcext:value-type="float">
            <text:p>1067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1" calcext:value-type="float">
            <text:p>21</text:p>
          </table:table-cell>
          <table:table-cell office:value-type="float" office:value="101100" calcext:value-type="float">
            <text:p>1011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86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2" calcext:value-type="float">
            <text:p>22</text:p>
          </table:table-cell>
          <table:table-cell office:value-type="float" office:value="73539" calcext:value-type="float">
            <text:p>735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23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3" calcext:value-type="float">
            <text:p>23</text:p>
          </table:table-cell>
          <table:table-cell office:value-type="float" office:value="59974" calcext:value-type="float">
            <text:p>599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7890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4" calcext:value-type="float">
            <text:p>24</text:p>
          </table:table-cell>
          <table:table-cell office:value-type="float" office:value="53885" calcext:value-type="float">
            <text:p>538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5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" calcext:value-type="float">
            <text:p>1</text:p>
          </table:table-cell>
          <table:table-cell office:value-type="float" office:value="58444" calcext:value-type="float">
            <text:p>584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" calcext:value-type="float">
            <text:p>2</text:p>
          </table:table-cell>
          <table:table-cell office:value-type="float" office:value="190020" calcext:value-type="float">
            <text:p>1900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70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3" calcext:value-type="float">
            <text:p>3</text:p>
          </table:table-cell>
          <table:table-cell office:value-type="float" office:value="61066" calcext:value-type="float">
            <text:p>61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0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4" calcext:value-type="float">
            <text:p>4</text:p>
          </table:table-cell>
          <table:table-cell office:value-type="float" office:value="110354" calcext:value-type="float">
            <text:p>1103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665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5" calcext:value-type="float">
            <text:p>5</text:p>
          </table:table-cell>
          <table:table-cell office:value-type="float" office:value="126638" calcext:value-type="float">
            <text:p>1266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93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6" calcext:value-type="float">
            <text:p>6</text:p>
          </table:table-cell>
          <table:table-cell office:value-type="float" office:value="68409" calcext:value-type="float">
            <text:p>684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3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7" calcext:value-type="float">
            <text:p>7</text:p>
          </table:table-cell>
          <table:table-cell office:value-type="float" office:value="53197" calcext:value-type="float">
            <text:p>53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8" calcext:value-type="float">
            <text:p>8</text:p>
          </table:table-cell>
          <table:table-cell office:value-type="float" office:value="88320" calcext:value-type="float">
            <text:p>88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75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9" calcext:value-type="float">
            <text:p>9</text:p>
          </table:table-cell>
          <table:table-cell office:value-type="float" office:value="77433" calcext:value-type="float">
            <text:p>77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48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0" calcext:value-type="float">
            <text:p>10</text:p>
          </table:table-cell>
          <table:table-cell office:value-type="float" office:value="83528" calcext:value-type="float">
            <text:p>8352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31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1" calcext:value-type="float">
            <text:p>11</text:p>
          </table:table-cell>
          <table:table-cell office:value-type="float" office:value="60498" calcext:value-type="float">
            <text:p>60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2" calcext:value-type="float">
            <text:p>12</text:p>
          </table:table-cell>
          <table:table-cell office:value-type="float" office:value="65649" calcext:value-type="float">
            <text:p>65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9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3" calcext:value-type="float">
            <text:p>13</text:p>
          </table:table-cell>
          <table:table-cell office:value-type="float" office:value="77295" calcext:value-type="float">
            <text:p>77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3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4" calcext:value-type="float">
            <text:p>14</text:p>
          </table:table-cell>
          <table:table-cell office:value-type="float" office:value="72938" calcext:value-type="float">
            <text:p>72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33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5" calcext:value-type="float">
            <text:p>15</text:p>
          </table:table-cell>
          <table:table-cell office:value-type="float" office:value="59691" calcext:value-type="float">
            <text:p>59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00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6" calcext:value-type="float">
            <text:p>16</text:p>
          </table:table-cell>
          <table:table-cell office:value-type="float" office:value="107861" calcext:value-type="float">
            <text:p>1078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8" calcext:value-type="float">
            <text:p>18</text:p>
          </table:table-cell>
          <table:table-cell office:value-type="float" office:value="56416" calcext:value-type="float">
            <text:p>564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09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9" calcext:value-type="float">
            <text:p>19</text:p>
          </table:table-cell>
          <table:table-cell office:value-type="float" office:value="80663" calcext:value-type="float">
            <text:p>806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0" calcext:value-type="float">
            <text:p>20</text:p>
          </table:table-cell>
          <table:table-cell office:value-type="float" office:value="69769" calcext:value-type="float">
            <text:p>697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60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1" calcext:value-type="float">
            <text:p>21</text:p>
          </table:table-cell>
          <table:table-cell office:value-type="float" office:value="93768" calcext:value-type="float">
            <text:p>937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31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2" calcext:value-type="float">
            <text:p>22</text:p>
          </table:table-cell>
          <table:table-cell office:value-type="float" office:value="61163" calcext:value-type="float">
            <text:p>611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27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3" calcext:value-type="float">
            <text:p>23</text:p>
          </table:table-cell>
          <table:table-cell office:value-type="float" office:value="279643" calcext:value-type="float">
            <text:p>2796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53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4" calcext:value-type="float">
            <text:p>24</text:p>
          </table:table-cell>
          <table:table-cell office:value-type="float" office:value="76175" calcext:value-type="float">
            <text:p>761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0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" calcext:value-type="float">
            <text:p>1</text:p>
          </table:table-cell>
          <table:table-cell office:value-type="float" office:value="59425" calcext:value-type="float">
            <text:p>59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" calcext:value-type="float">
            <text:p>2</text:p>
          </table:table-cell>
          <table:table-cell office:value-type="float" office:value="57274" calcext:value-type="float">
            <text:p>572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6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3" calcext:value-type="float">
            <text:p>3</text:p>
          </table:table-cell>
          <table:table-cell office:value-type="float" office:value="46696" calcext:value-type="float">
            <text:p>46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07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4" calcext:value-type="float">
            <text:p>4</text:p>
          </table:table-cell>
          <table:table-cell office:value-type="float" office:value="58429" calcext:value-type="float">
            <text:p>584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2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5" calcext:value-type="float">
            <text:p>5</text:p>
          </table:table-cell>
          <table:table-cell office:value-type="float" office:value="59580" calcext:value-type="float">
            <text:p>595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7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6" calcext:value-type="float">
            <text:p>6</text:p>
          </table:table-cell>
          <table:table-cell office:value-type="float" office:value="59752" calcext:value-type="float">
            <text:p>5975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7" calcext:value-type="float">
            <text:p>7</text:p>
          </table:table-cell>
          <table:table-cell office:value-type="float" office:value="55923" calcext:value-type="float">
            <text:p>559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24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8" calcext:value-type="float">
            <text:p>8</text:p>
          </table:table-cell>
          <table:table-cell office:value-type="float" office:value="14221" calcext:value-type="float">
            <text:p>142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6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9" calcext:value-type="float">
            <text:p>9</text:p>
          </table:table-cell>
          <table:table-cell office:value-type="float" office:value="69907" calcext:value-type="float">
            <text:p>699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0" calcext:value-type="float">
            <text:p>10</text:p>
          </table:table-cell>
          <table:table-cell office:value-type="float" office:value="54701" calcext:value-type="float">
            <text:p>547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87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1" calcext:value-type="float">
            <text:p>11</text:p>
          </table:table-cell>
          <table:table-cell office:value-type="float" office:value="56574" calcext:value-type="float">
            <text:p>565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83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2" calcext:value-type="float">
            <text:p>12</text:p>
          </table:table-cell>
          <table:table-cell office:value-type="float" office:value="57542" calcext:value-type="float">
            <text:p>575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2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3" calcext:value-type="float">
            <text:p>13</text:p>
          </table:table-cell>
          <table:table-cell office:value-type="float" office:value="77959" calcext:value-type="float">
            <text:p>779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4" calcext:value-type="float">
            <text:p>14</text:p>
          </table:table-cell>
          <table:table-cell office:value-type="float" office:value="52629" calcext:value-type="float">
            <text:p>526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5" calcext:value-type="float">
            <text:p>15</text:p>
          </table:table-cell>
          <table:table-cell office:value-type="float" office:value="71410" calcext:value-type="float">
            <text:p>714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8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6" calcext:value-type="float">
            <text:p>16</text:p>
          </table:table-cell>
          <table:table-cell office:value-type="float" office:value="50250" calcext:value-type="float">
            <text:p>502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7" calcext:value-type="float">
            <text:p>17</text:p>
          </table:table-cell>
          <table:table-cell office:value-type="float" office:value="77584" calcext:value-type="float">
            <text:p>775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7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8" calcext:value-type="float">
            <text:p>18</text:p>
          </table:table-cell>
          <table:table-cell office:value-type="float" office:value="73370" calcext:value-type="float">
            <text:p>733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53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9" calcext:value-type="float">
            <text:p>19</text:p>
          </table:table-cell>
          <table:table-cell office:value-type="float" office:value="57975" calcext:value-type="float">
            <text:p>57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05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0" calcext:value-type="float">
            <text:p>20</text:p>
          </table:table-cell>
          <table:table-cell office:value-type="float" office:value="65126" calcext:value-type="float">
            <text:p>651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1" calcext:value-type="float">
            <text:p>21</text:p>
          </table:table-cell>
          <table:table-cell office:value-type="float" office:value="59548" calcext:value-type="float">
            <text:p>595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76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2" calcext:value-type="float">
            <text:p>22</text:p>
          </table:table-cell>
          <table:table-cell office:value-type="float" office:value="60969" calcext:value-type="float">
            <text:p>609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2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3" calcext:value-type="float">
            <text:p>23</text:p>
          </table:table-cell>
          <table:table-cell office:value-type="float" office:value="125563" calcext:value-type="float">
            <text:p>125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4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4" calcext:value-type="float">
            <text:p>24</text:p>
          </table:table-cell>
          <table:table-cell office:value-type="float" office:value="72975" calcext:value-type="float">
            <text:p>72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" calcext:value-type="float">
            <text:p>1</text:p>
          </table:table-cell>
          <table:table-cell office:value-type="float" office:value="38219" calcext:value-type="float">
            <text:p>382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72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" calcext:value-type="float">
            <text:p>2</text:p>
          </table:table-cell>
          <table:table-cell office:value-type="float" office:value="78785" calcext:value-type="float">
            <text:p>787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0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" calcext:value-type="float">
            <text:p>3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61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4" calcext:value-type="float">
            <text:p>4</text:p>
          </table:table-cell>
          <table:table-cell office:value-type="float" office:value="54467" calcext:value-type="float">
            <text:p>54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93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5" calcext:value-type="float">
            <text:p>5</text:p>
          </table:table-cell>
          <table:table-cell office:value-type="float" office:value="29937" calcext:value-type="float">
            <text:p>299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5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6" calcext:value-type="float">
            <text:p>6</text:p>
          </table:table-cell>
          <table:table-cell office:value-type="float" office:value="31500" calcext:value-type="float">
            <text:p>31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8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7" calcext:value-type="float">
            <text:p>7</text:p>
          </table:table-cell>
          <table:table-cell office:value-type="float" office:value="25944" calcext:value-type="float">
            <text:p>259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99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8" calcext:value-type="float">
            <text:p>8</text:p>
          </table:table-cell>
          <table:table-cell office:value-type="float" office:value="76710" calcext:value-type="float">
            <text:p>767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9" calcext:value-type="float">
            <text:p>9</text:p>
          </table:table-cell>
          <table:table-cell office:value-type="float" office:value="26931" calcext:value-type="float">
            <text:p>269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1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0" calcext:value-type="float">
            <text:p>10</text:p>
          </table:table-cell>
          <table:table-cell office:value-type="float" office:value="21537" calcext:value-type="float">
            <text:p>215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7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1" calcext:value-type="float">
            <text:p>11</text:p>
          </table:table-cell>
          <table:table-cell office:value-type="float" office:value="29124" calcext:value-type="float">
            <text:p>29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8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2" calcext:value-type="float">
            <text:p>12</text:p>
          </table:table-cell>
          <table:table-cell office:value-type="float" office:value="50679" calcext:value-type="float">
            <text:p>506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03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3" calcext:value-type="float">
            <text:p>13</text:p>
          </table:table-cell>
          <table:table-cell office:value-type="float" office:value="41614" calcext:value-type="float">
            <text:p>41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92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4" calcext:value-type="float">
            <text:p>14</text:p>
          </table:table-cell>
          <table:table-cell office:value-type="float" office:value="20611" calcext:value-type="float">
            <text:p>206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76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5" calcext:value-type="float">
            <text:p>15</text:p>
          </table:table-cell>
          <table:table-cell office:value-type="float" office:value="22174" calcext:value-type="float">
            <text:p>221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7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6" calcext:value-type="float">
            <text:p>16</text:p>
          </table:table-cell>
          <table:table-cell office:value-type="float" office:value="42493" calcext:value-type="float">
            <text:p>4249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7" calcext:value-type="float">
            <text:p>17</text:p>
          </table:table-cell>
          <table:table-cell office:value-type="float" office:value="31523" calcext:value-type="float">
            <text:p>31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5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8" calcext:value-type="float">
            <text:p>18</text:p>
          </table:table-cell>
          <table:table-cell office:value-type="float" office:value="29900" calcext:value-type="float">
            <text:p>299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36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9" calcext:value-type="float">
            <text:p>19</text:p>
          </table:table-cell>
          <table:table-cell office:value-type="float" office:value="18294" calcext:value-type="float">
            <text:p>182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5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0" calcext:value-type="float">
            <text:p>20</text:p>
          </table:table-cell>
          <table:table-cell office:value-type="float" office:value="25217" calcext:value-type="float">
            <text:p>252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7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1" calcext:value-type="float">
            <text:p>21</text:p>
          </table:table-cell>
          <table:table-cell office:value-type="float" office:value="73804" calcext:value-type="float">
            <text:p>73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4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3" calcext:value-type="float">
            <text:p>23</text:p>
          </table:table-cell>
          <table:table-cell office:value-type="float" office:value="68426" calcext:value-type="float">
            <text:p>684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7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4" calcext:value-type="float">
            <text:p>24</text:p>
          </table:table-cell>
          <table:table-cell office:value-type="float" office:value="51650" calcext:value-type="float">
            <text:p>516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5" calcext:value-type="float">
            <text:p>25</text:p>
          </table:table-cell>
          <table:table-cell office:value-type="float" office:value="59501" calcext:value-type="float">
            <text:p>595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47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6" calcext:value-type="float">
            <text:p>26</text:p>
          </table:table-cell>
          <table:table-cell office:value-type="float" office:value="18314" calcext:value-type="float">
            <text:p>183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71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7" calcext:value-type="float">
            <text:p>27</text:p>
          </table:table-cell>
          <table:table-cell office:value-type="float" office:value="16502" calcext:value-type="float">
            <text:p>165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3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8" calcext:value-type="float">
            <text:p>28</text:p>
          </table:table-cell>
          <table:table-cell office:value-type="float" office:value="22668" calcext:value-type="float">
            <text:p>226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58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9" calcext:value-type="float">
            <text:p>29</text:p>
          </table:table-cell>
          <table:table-cell office:value-type="float" office:value="30080" calcext:value-type="float">
            <text:p>300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01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0" calcext:value-type="float">
            <text:p>30</text:p>
          </table:table-cell>
          <table:table-cell office:value-type="float" office:value="46405" calcext:value-type="float">
            <text:p>464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512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" calcext:value-type="float">
            <text:p>1</text:p>
          </table:table-cell>
          <table:table-cell office:value-type="float" office:value="35508" calcext:value-type="float">
            <text:p>3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0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" calcext:value-type="float">
            <text:p>2</text:p>
          </table:table-cell>
          <table:table-cell office:value-type="float" office:value="53554" calcext:value-type="float">
            <text:p>53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68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" calcext:value-type="float">
            <text:p>3</text:p>
          </table:table-cell>
          <table:table-cell office:value-type="float" office:value="25657" calcext:value-type="float">
            <text:p>25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0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4" calcext:value-type="float">
            <text:p>4</text:p>
          </table:table-cell>
          <table:table-cell office:value-type="float" office:value="28136" calcext:value-type="float">
            <text:p>281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2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5" calcext:value-type="float">
            <text:p>5</text:p>
          </table:table-cell>
          <table:table-cell office:value-type="float" office:value="32849" calcext:value-type="float">
            <text:p>328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61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6" calcext:value-type="float">
            <text:p>6</text:p>
          </table:table-cell>
          <table:table-cell office:value-type="float" office:value="64756" calcext:value-type="float">
            <text:p>64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36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7" calcext:value-type="float">
            <text:p>7</text:p>
          </table:table-cell>
          <table:table-cell office:value-type="float" office:value="23850" calcext:value-type="float">
            <text:p>238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12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8" calcext:value-type="float">
            <text:p>8</text:p>
          </table:table-cell>
          <table:table-cell office:value-type="float" office:value="28436" calcext:value-type="float">
            <text:p>284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9" calcext:value-type="float">
            <text:p>9</text:p>
          </table:table-cell>
          <table:table-cell office:value-type="float" office:value="25583" calcext:value-type="float">
            <text:p>25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38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0" calcext:value-type="float">
            <text:p>10</text:p>
          </table:table-cell>
          <table:table-cell office:value-type="float" office:value="24015" calcext:value-type="float">
            <text:p>24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88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2" calcext:value-type="float">
            <text:p>12</text:p>
          </table:table-cell>
          <table:table-cell office:value-type="float" office:value="28299" calcext:value-type="float">
            <text:p>28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86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2" calcext:value-type="float">
            <text:p>22</text:p>
          </table:table-cell>
          <table:table-cell office:value-type="float" office:value="57040" calcext:value-type="float">
            <text:p>57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1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3" calcext:value-type="float">
            <text:p>23</text:p>
          </table:table-cell>
          <table:table-cell office:value-type="float" office:value="35500" calcext:value-type="float">
            <text:p>35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96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4" calcext:value-type="float">
            <text:p>24</text:p>
          </table:table-cell>
          <table:table-cell office:value-type="float" office:value="21557" calcext:value-type="float">
            <text:p>215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96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5" calcext:value-type="float">
            <text:p>25</text:p>
          </table:table-cell>
          <table:table-cell office:value-type="float" office:value="28497" calcext:value-type="float">
            <text:p>284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56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6" calcext:value-type="float">
            <text:p>26</text:p>
          </table:table-cell>
          <table:table-cell office:value-type="float" office:value="25535" calcext:value-type="float">
            <text:p>255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3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7" calcext:value-type="float">
            <text:p>27</text:p>
          </table:table-cell>
          <table:table-cell office:value-type="float" office:value="18954" calcext:value-type="float">
            <text:p>189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38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8" calcext:value-type="float">
            <text:p>28</text:p>
          </table:table-cell>
          <table:table-cell office:value-type="float" office:value="33334" calcext:value-type="float">
            <text:p>3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9" calcext:value-type="float">
            <text:p>29</text:p>
          </table:table-cell>
          <table:table-cell office:value-type="float" office:value="25454" calcext:value-type="float">
            <text:p>25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6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0" calcext:value-type="float">
            <text:p>30</text:p>
          </table:table-cell>
          <table:table-cell office:value-type="float" office:value="23917" calcext:value-type="float">
            <text:p>239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3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4f79fc0c77141dccbc2917b65b2301074202197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7:09:38.118Z</text:p>
          </table:table-cell>
          <table:table-cell office:value-type="float" office:value="1" calcext:value-type="float">
            <text:p>1</text:p>
          </table:table-cell>
          <table:table-cell office:value-type="float" office:value="43015" calcext:value-type="float">
            <text:p>43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9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14:30.915Z</text:p>
          </table:table-cell>
          <table:table-cell office:value-type="float" office:value="1" calcext:value-type="float">
            <text:p>1</text:p>
          </table:table-cell>
          <table:table-cell office:value-type="float" office:value="24066" calcext:value-type="float">
            <text:p>24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" calcext:value-type="float">
            <text:p>1</text:p>
          </table:table-cell>
          <table:table-cell office:value-type="float" office:value="17384" calcext:value-type="float">
            <text:p>173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85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" calcext:value-type="float">
            <text:p>2</text:p>
          </table:table-cell>
          <table:table-cell office:value-type="float" office:value="28740" calcext:value-type="float">
            <text:p>287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6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" calcext:value-type="float">
            <text:p>3</text:p>
          </table:table-cell>
          <table:table-cell office:value-type="float" office:value="32486" calcext:value-type="float">
            <text:p>324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1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4" calcext:value-type="float">
            <text:p>4</text:p>
          </table:table-cell>
          <table:table-cell office:value-type="float" office:value="26081" calcext:value-type="float">
            <text:p>2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5" calcext:value-type="float">
            <text:p>5</text:p>
          </table:table-cell>
          <table:table-cell office:value-type="float" office:value="30614" calcext:value-type="float">
            <text:p>30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21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6" calcext:value-type="float">
            <text:p>6</text:p>
          </table:table-cell>
          <table:table-cell office:value-type="float" office:value="47627" calcext:value-type="float">
            <text:p>476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28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7" calcext:value-type="float">
            <text:p>7</text:p>
          </table:table-cell>
          <table:table-cell office:value-type="float" office:value="23378" calcext:value-type="float">
            <text:p>233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8" calcext:value-type="float">
            <text:p>8</text:p>
          </table:table-cell>
          <table:table-cell office:value-type="float" office:value="78843" calcext:value-type="float">
            <text:p>788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7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9" calcext:value-type="float">
            <text:p>9</text:p>
          </table:table-cell>
          <table:table-cell office:value-type="float" office:value="24037" calcext:value-type="float">
            <text:p>240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22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0" calcext:value-type="float">
            <text:p>10</text:p>
          </table:table-cell>
          <table:table-cell office:value-type="float" office:value="35159" calcext:value-type="float">
            <text:p>351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3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1" calcext:value-type="float">
            <text:p>11</text:p>
          </table:table-cell>
          <table:table-cell office:value-type="float" office:value="80205" calcext:value-type="float">
            <text:p>802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1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2" calcext:value-type="float">
            <text:p>12</text:p>
          </table:table-cell>
          <table:table-cell office:value-type="float" office:value="76571" calcext:value-type="float">
            <text:p>765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5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3" calcext:value-type="float">
            <text:p>13</text:p>
          </table:table-cell>
          <table:table-cell office:value-type="float" office:value="60587" calcext:value-type="float">
            <text:p>605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53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4" calcext:value-type="float">
            <text:p>14</text:p>
          </table:table-cell>
          <table:table-cell office:value-type="float" office:value="101333" calcext:value-type="float">
            <text:p>1013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2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5" calcext:value-type="float">
            <text:p>15</text:p>
          </table:table-cell>
          <table:table-cell office:value-type="float" office:value="63590" calcext:value-type="float">
            <text:p>63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6" calcext:value-type="float">
            <text:p>16</text:p>
          </table:table-cell>
          <table:table-cell office:value-type="float" office:value="134459" calcext:value-type="float">
            <text:p>1344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85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7" calcext:value-type="float">
            <text:p>17</text:p>
          </table:table-cell>
          <table:table-cell office:value-type="float" office:value="17454" calcext:value-type="float">
            <text:p>17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62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8" calcext:value-type="float">
            <text:p>18</text:p>
          </table:table-cell>
          <table:table-cell office:value-type="float" office:value="35715" calcext:value-type="float">
            <text:p>35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34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9" calcext:value-type="float">
            <text:p>19</text:p>
          </table:table-cell>
          <table:table-cell office:value-type="float" office:value="25467" calcext:value-type="float">
            <text:p>25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8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0" calcext:value-type="float">
            <text:p>20</text:p>
          </table:table-cell>
          <table:table-cell office:value-type="float" office:value="18465" calcext:value-type="float">
            <text:p>18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9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1" calcext:value-type="float">
            <text:p>21</text:p>
          </table:table-cell>
          <table:table-cell office:value-type="float" office:value="95208" calcext:value-type="float">
            <text:p>952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758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2" calcext:value-type="float">
            <text:p>22</text:p>
          </table:table-cell>
          <table:table-cell office:value-type="float" office:value="23911" calcext:value-type="float">
            <text:p>239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27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3" calcext:value-type="float">
            <text:p>23</text:p>
          </table:table-cell>
          <table:table-cell office:value-type="float" office:value="27973" calcext:value-type="float">
            <text:p>279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5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4" calcext:value-type="float">
            <text:p>24</text:p>
          </table:table-cell>
          <table:table-cell office:value-type="float" office:value="59337" calcext:value-type="float">
            <text:p>593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54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5" calcext:value-type="float">
            <text:p>25</text:p>
          </table:table-cell>
          <table:table-cell office:value-type="float" office:value="57842" calcext:value-type="float">
            <text:p>578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74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6" calcext:value-type="float">
            <text:p>26</text:p>
          </table:table-cell>
          <table:table-cell office:value-type="float" office:value="58235" calcext:value-type="float">
            <text:p>582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7" calcext:value-type="float">
            <text:p>27</text:p>
          </table:table-cell>
          <table:table-cell office:value-type="float" office:value="17498" calcext:value-type="float">
            <text:p>17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5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8" calcext:value-type="float">
            <text:p>28</text:p>
          </table:table-cell>
          <table:table-cell office:value-type="float" office:value="250579" calcext:value-type="float">
            <text:p>2505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34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9" calcext:value-type="float">
            <text:p>29</text:p>
          </table:table-cell>
          <table:table-cell office:value-type="float" office:value="24084" calcext:value-type="float">
            <text:p>240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0" calcext:value-type="float">
            <text:p>30</text:p>
          </table:table-cell>
          <table:table-cell office:value-type="float" office:value="55468" calcext:value-type="float">
            <text:p>554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1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" calcext:value-type="float">
            <text:p>1</text:p>
          </table:table-cell>
          <table:table-cell office:value-type="float" office:value="66197" calcext:value-type="float">
            <text:p>66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" calcext:value-type="float">
            <text:p>2</text:p>
          </table:table-cell>
          <table:table-cell office:value-type="float" office:value="29886" calcext:value-type="float">
            <text:p>298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03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" calcext:value-type="float">
            <text:p>3</text:p>
          </table:table-cell>
          <table:table-cell office:value-type="float" office:value="23478" calcext:value-type="float">
            <text:p>234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0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4" calcext:value-type="float">
            <text:p>4</text:p>
          </table:table-cell>
          <table:table-cell office:value-type="float" office:value="21476" calcext:value-type="float">
            <text:p>214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81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5" calcext:value-type="float">
            <text:p>5</text:p>
          </table:table-cell>
          <table:table-cell office:value-type="float" office:value="53617" calcext:value-type="float">
            <text:p>53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6" calcext:value-type="float">
            <text:p>6</text:p>
          </table:table-cell>
          <table:table-cell office:value-type="float" office:value="46233" calcext:value-type="float">
            <text:p>462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80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7" calcext:value-type="float">
            <text:p>7</text:p>
          </table:table-cell>
          <table:table-cell office:value-type="float" office:value="43988" calcext:value-type="float">
            <text:p>43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8" calcext:value-type="float">
            <text:p>8</text:p>
          </table:table-cell>
          <table:table-cell office:value-type="float" office:value="35433" calcext:value-type="float">
            <text:p>35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57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9" calcext:value-type="float">
            <text:p>9</text:p>
          </table:table-cell>
          <table:table-cell office:value-type="float" office:value="65010" calcext:value-type="float">
            <text:p>650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2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0" calcext:value-type="float">
            <text:p>10</text:p>
          </table:table-cell>
          <table:table-cell office:value-type="float" office:value="26226" calcext:value-type="float">
            <text:p>262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1" calcext:value-type="float">
            <text:p>11</text:p>
          </table:table-cell>
          <table:table-cell office:value-type="float" office:value="19145" calcext:value-type="float">
            <text:p>191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66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2" calcext:value-type="float">
            <text:p>12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86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3" calcext:value-type="float">
            <text:p>13</text:p>
          </table:table-cell>
          <table:table-cell office:value-type="float" office:value="23029" calcext:value-type="float">
            <text:p>230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0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4" calcext:value-type="float">
            <text:p>14</text:p>
          </table:table-cell>
          <table:table-cell office:value-type="float" office:value="27312" calcext:value-type="float">
            <text:p>2731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82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5" calcext:value-type="float">
            <text:p>15</text:p>
          </table:table-cell>
          <table:table-cell office:value-type="float" office:value="21290" calcext:value-type="float">
            <text:p>212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92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6" calcext:value-type="float">
            <text:p>16</text:p>
          </table:table-cell>
          <table:table-cell office:value-type="float" office:value="17816" calcext:value-type="float">
            <text:p>178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9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7" calcext:value-type="float">
            <text:p>17</text:p>
          </table:table-cell>
          <table:table-cell office:value-type="float" office:value="35425" calcext:value-type="float">
            <text:p>35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76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8" calcext:value-type="float">
            <text:p>18</text:p>
          </table:table-cell>
          <table:table-cell office:value-type="float" office:value="27001" calcext:value-type="float">
            <text:p>27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9" calcext:value-type="float">
            <text:p>19</text:p>
          </table:table-cell>
          <table:table-cell office:value-type="float" office:value="79090" calcext:value-type="float">
            <text:p>790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91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0" calcext:value-type="float">
            <text:p>20</text:p>
          </table:table-cell>
          <table:table-cell office:value-type="float" office:value="59882" calcext:value-type="float">
            <text:p>598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93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1" calcext:value-type="float">
            <text:p>21</text:p>
          </table:table-cell>
          <table:table-cell office:value-type="float" office:value="42577" calcext:value-type="float">
            <text:p>425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43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2" calcext:value-type="float">
            <text:p>22</text:p>
          </table:table-cell>
          <table:table-cell office:value-type="float" office:value="59802" calcext:value-type="float">
            <text:p>598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3" calcext:value-type="float">
            <text:p>23</text:p>
          </table:table-cell>
          <table:table-cell office:value-type="float" office:value="56995" calcext:value-type="float">
            <text:p>569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4" calcext:value-type="float">
            <text:p>24</text:p>
          </table:table-cell>
          <table:table-cell office:value-type="float" office:value="31940" calcext:value-type="float">
            <text:p>319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6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5" calcext:value-type="float">
            <text:p>25</text:p>
          </table:table-cell>
          <table:table-cell office:value-type="float" office:value="25659" calcext:value-type="float">
            <text:p>256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6" calcext:value-type="float">
            <text:p>26</text:p>
          </table:table-cell>
          <table:table-cell office:value-type="float" office:value="38042" calcext:value-type="float">
            <text:p>380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97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7" calcext:value-type="float">
            <text:p>27</text:p>
          </table:table-cell>
          <table:table-cell office:value-type="float" office:value="24696" calcext:value-type="float">
            <text:p>24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51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8" calcext:value-type="float">
            <text:p>28</text:p>
          </table:table-cell>
          <table:table-cell office:value-type="float" office:value="34207" calcext:value-type="float">
            <text:p>342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75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9" calcext:value-type="float">
            <text:p>29</text:p>
          </table:table-cell>
          <table:table-cell office:value-type="float" office:value="40236" calcext:value-type="float">
            <text:p>402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5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0" calcext:value-type="float">
            <text:p>30</text:p>
          </table:table-cell>
          <table:table-cell office:value-type="float" office:value="25533" calcext:value-type="float">
            <text:p>255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8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" calcext:value-type="float">
            <text:p>1</text:p>
          </table:table-cell>
          <table:table-cell office:value-type="float" office:value="79694" calcext:value-type="float">
            <text:p>796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09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" calcext:value-type="float">
            <text:p>2</text:p>
          </table:table-cell>
          <table:table-cell office:value-type="float" office:value="75310" calcext:value-type="float">
            <text:p>753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9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" calcext:value-type="float">
            <text:p>3</text:p>
          </table:table-cell>
          <table:table-cell office:value-type="float" office:value="63844" calcext:value-type="float">
            <text:p>63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65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5" calcext:value-type="float">
            <text:p>5</text:p>
          </table:table-cell>
          <table:table-cell office:value-type="float" office:value="34783" calcext:value-type="float">
            <text:p>347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56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6" calcext:value-type="float">
            <text:p>6</text:p>
          </table:table-cell>
          <table:table-cell office:value-type="float" office:value="41819" calcext:value-type="float">
            <text:p>418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01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7" calcext:value-type="float">
            <text:p>7</text:p>
          </table:table-cell>
          <table:table-cell office:value-type="float" office:value="68649" calcext:value-type="float">
            <text:p>68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25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8" calcext:value-type="float">
            <text:p>8</text:p>
          </table:table-cell>
          <table:table-cell office:value-type="float" office:value="105508" calcext:value-type="float">
            <text:p>10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47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9" calcext:value-type="float">
            <text:p>9</text:p>
          </table:table-cell>
          <table:table-cell office:value-type="float" office:value="98592" calcext:value-type="float">
            <text:p>98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5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0" calcext:value-type="float">
            <text:p>10</text:p>
          </table:table-cell>
          <table:table-cell office:value-type="float" office:value="28450" calcext:value-type="float">
            <text:p>284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7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1" calcext:value-type="float">
            <text:p>11</text:p>
          </table:table-cell>
          <table:table-cell office:value-type="float" office:value="28113" calcext:value-type="float">
            <text:p>28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2" calcext:value-type="float">
            <text:p>12</text:p>
          </table:table-cell>
          <table:table-cell office:value-type="float" office:value="94362" calcext:value-type="float">
            <text:p>943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96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3" calcext:value-type="float">
            <text:p>13</text:p>
          </table:table-cell>
          <table:table-cell office:value-type="float" office:value="69756" calcext:value-type="float">
            <text:p>69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2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4" calcext:value-type="float">
            <text:p>14</text:p>
          </table:table-cell>
          <table:table-cell office:value-type="float" office:value="30008" calcext:value-type="float">
            <text:p>300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0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5" calcext:value-type="float">
            <text:p>15</text:p>
          </table:table-cell>
          <table:table-cell office:value-type="float" office:value="68141" calcext:value-type="float">
            <text:p>681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6" calcext:value-type="float">
            <text:p>16</text:p>
          </table:table-cell>
          <table:table-cell office:value-type="float" office:value="72081" calcext:value-type="float">
            <text:p>72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2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7" calcext:value-type="float">
            <text:p>17</text:p>
          </table:table-cell>
          <table:table-cell office:value-type="float" office:value="84001" calcext:value-type="float">
            <text:p>84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31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8" calcext:value-type="float">
            <text:p>18</text:p>
          </table:table-cell>
          <table:table-cell office:value-type="float" office:value="34113" calcext:value-type="float">
            <text:p>34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0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9" calcext:value-type="float">
            <text:p>19</text:p>
          </table:table-cell>
          <table:table-cell office:value-type="float" office:value="41040" calcext:value-type="float">
            <text:p>41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52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0" calcext:value-type="float">
            <text:p>20</text:p>
          </table:table-cell>
          <table:table-cell office:value-type="float" office:value="54526" calcext:value-type="float">
            <text:p>545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27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1" calcext:value-type="float">
            <text:p>21</text:p>
          </table:table-cell>
          <table:table-cell office:value-type="float" office:value="44530" calcext:value-type="float">
            <text:p>4453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62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2" calcext:value-type="float">
            <text:p>22</text:p>
          </table:table-cell>
          <table:table-cell office:value-type="float" office:value="27859" calcext:value-type="float">
            <text:p>278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2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3" calcext:value-type="float">
            <text:p>23</text:p>
          </table:table-cell>
          <table:table-cell office:value-type="float" office:value="27122" calcext:value-type="float">
            <text:p>2712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45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4" calcext:value-type="float">
            <text:p>24</text:p>
          </table:table-cell>
          <table:table-cell office:value-type="float" office:value="29718" calcext:value-type="float">
            <text:p>2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9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5" calcext:value-type="float">
            <text:p>25</text:p>
          </table:table-cell>
          <table:table-cell office:value-type="float" office:value="37401" calcext:value-type="float">
            <text:p>374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60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6" calcext:value-type="float">
            <text:p>26</text:p>
          </table:table-cell>
          <table:table-cell office:value-type="float" office:value="73076" calcext:value-type="float">
            <text:p>730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13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7" calcext:value-type="float">
            <text:p>27</text:p>
          </table:table-cell>
          <table:table-cell office:value-type="float" office:value="53334" calcext:value-type="float">
            <text:p>5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2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8" calcext:value-type="float">
            <text:p>28</text:p>
          </table:table-cell>
          <table:table-cell office:value-type="float" office:value="52857" calcext:value-type="float">
            <text:p>528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28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9" calcext:value-type="float">
            <text:p>29</text:p>
          </table:table-cell>
          <table:table-cell office:value-type="float" office:value="34848" calcext:value-type="float">
            <text:p>348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55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0" calcext:value-type="float">
            <text:p>30</text:p>
          </table:table-cell>
          <table:table-cell office:value-type="float" office:value="41809" calcext:value-type="float">
            <text:p>418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7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" calcext:value-type="float">
            <text:p>1</text:p>
          </table:table-cell>
          <table:table-cell office:value-type="float" office:value="12754" calcext:value-type="float">
            <text:p>12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54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" calcext:value-type="float">
            <text:p>2</text:p>
          </table:table-cell>
          <table:table-cell office:value-type="float" office:value="122054" calcext:value-type="float">
            <text:p>1220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403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" calcext:value-type="float">
            <text:p>3</text:p>
          </table:table-cell>
          <table:table-cell office:value-type="float" office:value="18986" calcext:value-type="float">
            <text:p>189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90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4" calcext:value-type="float">
            <text:p>4</text:p>
          </table:table-cell>
          <table:table-cell office:value-type="float" office:value="29295" calcext:value-type="float">
            <text:p>29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8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5" calcext:value-type="float">
            <text:p>5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2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6" calcext:value-type="float">
            <text:p>6</text:p>
          </table:table-cell>
          <table:table-cell office:value-type="float" office:value="27496" calcext:value-type="float">
            <text:p>274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7" calcext:value-type="float">
            <text:p>7</text:p>
          </table:table-cell>
          <table:table-cell office:value-type="float" office:value="12653" calcext:value-type="float">
            <text:p>1265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40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8" calcext:value-type="float">
            <text:p>8</text:p>
          </table:table-cell>
          <table:table-cell office:value-type="float" office:value="27617" calcext:value-type="float">
            <text:p>27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37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9" calcext:value-type="float">
            <text:p>9</text:p>
          </table:table-cell>
          <table:table-cell office:value-type="float" office:value="31734" calcext:value-type="float">
            <text:p>317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0" calcext:value-type="float">
            <text:p>10</text:p>
          </table:table-cell>
          <table:table-cell office:value-type="float" office:value="32124" calcext:value-type="float">
            <text:p>32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6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1" calcext:value-type="float">
            <text:p>11</text:p>
          </table:table-cell>
          <table:table-cell office:value-type="float" office:value="11554" calcext:value-type="float">
            <text:p>11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7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2" calcext:value-type="float">
            <text:p>12</text:p>
          </table:table-cell>
          <table:table-cell office:value-type="float" office:value="30656" calcext:value-type="float">
            <text:p>306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94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3" calcext:value-type="float">
            <text:p>13</text:p>
          </table:table-cell>
          <table:table-cell office:value-type="float" office:value="16331" calcext:value-type="float">
            <text:p>163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4" calcext:value-type="float">
            <text:p>14</text:p>
          </table:table-cell>
          <table:table-cell office:value-type="float" office:value="60318" calcext:value-type="float">
            <text:p>60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5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5" calcext:value-type="float">
            <text:p>15</text:p>
          </table:table-cell>
          <table:table-cell office:value-type="float" office:value="22277" calcext:value-type="float">
            <text:p>222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46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6" calcext:value-type="float">
            <text:p>16</text:p>
          </table:table-cell>
          <table:table-cell office:value-type="float" office:value="29563" calcext:value-type="float">
            <text:p>29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1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7" calcext:value-type="float">
            <text:p>17</text:p>
          </table:table-cell>
          <table:table-cell office:value-type="float" office:value="131804" calcext:value-type="float">
            <text:p>131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902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8" calcext:value-type="float">
            <text:p>18</text:p>
          </table:table-cell>
          <table:table-cell office:value-type="float" office:value="26241" calcext:value-type="float">
            <text:p>262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1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9" calcext:value-type="float">
            <text:p>19</text:p>
          </table:table-cell>
          <table:table-cell office:value-type="float" office:value="11092" calcext:value-type="float">
            <text:p>110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6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0" calcext:value-type="float">
            <text:p>20</text:p>
          </table:table-cell>
          <table:table-cell office:value-type="float" office:value="10214" calcext:value-type="float">
            <text:p>102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354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1" calcext:value-type="float">
            <text:p>21</text:p>
          </table:table-cell>
          <table:table-cell office:value-type="float" office:value="15181" calcext:value-type="float">
            <text:p>1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9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2" calcext:value-type="float">
            <text:p>22</text:p>
          </table:table-cell>
          <table:table-cell office:value-type="float" office:value="20307" calcext:value-type="float">
            <text:p>203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06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3" calcext:value-type="float">
            <text:p>23</text:p>
          </table:table-cell>
          <table:table-cell office:value-type="float" office:value="26465" calcext:value-type="float">
            <text:p>26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7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4" calcext:value-type="float">
            <text:p>24</text:p>
          </table:table-cell>
          <table:table-cell office:value-type="float" office:value="27645" calcext:value-type="float">
            <text:p>276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96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5" calcext:value-type="float">
            <text:p>25</text:p>
          </table:table-cell>
          <table:table-cell office:value-type="float" office:value="95204" calcext:value-type="float">
            <text:p>952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34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6" calcext:value-type="float">
            <text:p>26</text:p>
          </table:table-cell>
          <table:table-cell office:value-type="float" office:value="9983" calcext:value-type="float">
            <text:p>9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37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7" calcext:value-type="float">
            <text:p>27</text:p>
          </table:table-cell>
          <table:table-cell office:value-type="float" office:value="28462" calcext:value-type="float">
            <text:p>284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05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8" calcext:value-type="float">
            <text:p>28</text:p>
          </table:table-cell>
          <table:table-cell office:value-type="float" office:value="29736" calcext:value-type="float">
            <text:p>297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41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9" calcext:value-type="float">
            <text:p>29</text:p>
          </table:table-cell>
          <table:table-cell office:value-type="float" office:value="15642" calcext:value-type="float">
            <text:p>156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1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0" calcext:value-type="float">
            <text:p>30</text:p>
          </table:table-cell>
          <table:table-cell office:value-type="float" office:value="13284" calcext:value-type="float">
            <text:p>132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5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21:02:05.445Z</text:p>
          </table:table-cell>
          <table:table-cell office:value-type="float" office:value="2" calcext:value-type="float">
            <text:p>2</text:p>
          </table:table-cell>
          <table:table-cell office:value-type="float" office:value="16000659" calcext:value-type="float">
            <text:p>160006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968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07:37.820Z</text:p>
          </table:table-cell>
          <table:table-cell office:value-type="float" office:value="2" calcext:value-type="float">
            <text:p>2</text:p>
          </table:table-cell>
          <table:table-cell office:value-type="float" office:value="23390" calcext:value-type="float">
            <text:p>233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00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" calcext:value-type="float">
            <text:p>2</text:p>
          </table:table-cell>
          <table:table-cell office:value-type="float" office:value="55156" calcext:value-type="float">
            <text:p>551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" calcext:value-type="float">
            <text:p>3</text:p>
          </table:table-cell>
          <table:table-cell office:value-type="float" office:value="33403" calcext:value-type="float">
            <text:p>3340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0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4" calcext:value-type="float">
            <text:p>4</text:p>
          </table:table-cell>
          <table:table-cell office:value-type="float" office:value="21477" calcext:value-type="float">
            <text:p>214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5" calcext:value-type="float">
            <text:p>5</text:p>
          </table:table-cell>
          <table:table-cell office:value-type="float" office:value="16855" calcext:value-type="float">
            <text:p>168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48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6" calcext:value-type="float">
            <text:p>6</text:p>
          </table:table-cell>
          <table:table-cell office:value-type="float" office:value="20191" calcext:value-type="float">
            <text:p>201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4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7" calcext:value-type="float">
            <text:p>7</text:p>
          </table:table-cell>
          <table:table-cell office:value-type="float" office:value="23320" calcext:value-type="float">
            <text:p>23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46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8" calcext:value-type="float">
            <text:p>8</text:p>
          </table:table-cell>
          <table:table-cell office:value-type="float" office:value="27590" calcext:value-type="float">
            <text:p>27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9" calcext:value-type="float">
            <text:p>9</text:p>
          </table:table-cell>
          <table:table-cell office:value-type="float" office:value="37105" calcext:value-type="float">
            <text:p>371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93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0" calcext:value-type="float">
            <text:p>10</text:p>
          </table:table-cell>
          <table:table-cell office:value-type="float" office:value="46499" calcext:value-type="float">
            <text:p>464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1" calcext:value-type="float">
            <text:p>11</text:p>
          </table:table-cell>
          <table:table-cell office:value-type="float" office:value="33913" calcext:value-type="float">
            <text:p>339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3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2" calcext:value-type="float">
            <text:p>12</text:p>
          </table:table-cell>
          <table:table-cell office:value-type="float" office:value="20479" calcext:value-type="float">
            <text:p>204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1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3" calcext:value-type="float">
            <text:p>13</text:p>
          </table:table-cell>
          <table:table-cell office:value-type="float" office:value="30670" calcext:value-type="float">
            <text:p>306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766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4" calcext:value-type="float">
            <text:p>14</text:p>
          </table:table-cell>
          <table:table-cell office:value-type="float" office:value="34147" calcext:value-type="float">
            <text:p>341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57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5" calcext:value-type="float">
            <text:p>15</text:p>
          </table:table-cell>
          <table:table-cell office:value-type="float" office:value="35824" calcext:value-type="float">
            <text:p>358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7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6" calcext:value-type="float">
            <text:p>16</text:p>
          </table:table-cell>
          <table:table-cell office:value-type="float" office:value="26543" calcext:value-type="float">
            <text:p>26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01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7" calcext:value-type="float">
            <text:p>17</text:p>
          </table:table-cell>
          <table:table-cell office:value-type="float" office:value="26320" calcext:value-type="float">
            <text:p>26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3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8" calcext:value-type="float">
            <text:p>18</text:p>
          </table:table-cell>
          <table:table-cell office:value-type="float" office:value="23715" calcext:value-type="float">
            <text:p>2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86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9" calcext:value-type="float">
            <text:p>19</text:p>
          </table:table-cell>
          <table:table-cell office:value-type="float" office:value="44523" calcext:value-type="float">
            <text:p>44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48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0" calcext:value-type="float">
            <text:p>20</text:p>
          </table:table-cell>
          <table:table-cell office:value-type="float" office:value="29196" calcext:value-type="float">
            <text:p>291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1" calcext:value-type="float">
            <text:p>21</text:p>
          </table:table-cell>
          <table:table-cell office:value-type="float" office:value="32585" calcext:value-type="float">
            <text:p>325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34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2" calcext:value-type="float">
            <text:p>22</text:p>
          </table:table-cell>
          <table:table-cell office:value-type="float" office:value="215562" calcext:value-type="float">
            <text:p>2155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38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3" calcext:value-type="float">
            <text:p>23</text:p>
          </table:table-cell>
          <table:table-cell office:value-type="float" office:value="21124" calcext:value-type="float">
            <text:p>21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0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4" calcext:value-type="float">
            <text:p>24</text:p>
          </table:table-cell>
          <table:table-cell office:value-type="float" office:value="38389" calcext:value-type="float">
            <text:p>383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833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5" calcext:value-type="float">
            <text:p>25</text:p>
          </table:table-cell>
          <table:table-cell office:value-type="float" office:value="44664" calcext:value-type="float">
            <text:p>4466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7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6" calcext:value-type="float">
            <text:p>26</text:p>
          </table:table-cell>
          <table:table-cell office:value-type="float" office:value="30276" calcext:value-type="float">
            <text:p>302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53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7" calcext:value-type="float">
            <text:p>27</text:p>
          </table:table-cell>
          <table:table-cell office:value-type="float" office:value="28677" calcext:value-type="float">
            <text:p>28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43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8" calcext:value-type="float">
            <text:p>28</text:p>
          </table:table-cell>
          <table:table-cell office:value-type="float" office:value="34682" calcext:value-type="float">
            <text:p>346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9" calcext:value-type="float">
            <text:p>29</text:p>
          </table:table-cell>
          <table:table-cell office:value-type="float" office:value="36547" calcext:value-type="float">
            <text:p>365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4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0" calcext:value-type="float">
            <text:p>30</text:p>
          </table:table-cell>
          <table:table-cell office:value-type="float" office:value="71139" calcext:value-type="float">
            <text:p>711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9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1" calcext:value-type="float">
            <text:p>31</text:p>
          </table:table-cell>
          <table:table-cell office:value-type="float" office:value="22102" calcext:value-type="float">
            <text:p>221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83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6" calcext:value-type="float">
            <text:p>6</text:p>
          </table:table-cell>
          <table:table-cell office:value-type="float" office:value="10345965" calcext:value-type="float">
            <text:p>103459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61628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8" calcext:value-type="float">
            <text:p>8</text:p>
          </table:table-cell>
          <table:table-cell office:value-type="float" office:value="15819331" calcext:value-type="float">
            <text:p>1581933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006200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9" calcext:value-type="float">
            <text:p>9</text:p>
          </table:table-cell>
          <table:table-cell office:value-type="float" office:value="11427665" calcext:value-type="float">
            <text:p>114276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71918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11" calcext:value-type="float">
            <text:p>11</text:p>
          </table:table-cell>
          <table:table-cell office:value-type="float" office:value="14503224" calcext:value-type="float">
            <text:p>1450322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87268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4" calcext:value-type="float">
            <text:p>4</text:p>
          </table:table-cell>
          <table:table-cell office:value-type="float" office:value="6385913" calcext:value-type="float">
            <text:p>638591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2788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5" calcext:value-type="float">
            <text:p>5</text:p>
          </table:table-cell>
          <table:table-cell office:value-type="float" office:value="8278711" calcext:value-type="float">
            <text:p>827871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07359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7" calcext:value-type="float">
            <text:p>7</text:p>
          </table:table-cell>
          <table:table-cell office:value-type="float" office:value="11136459" calcext:value-type="float">
            <text:p>111364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05248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11" calcext:value-type="float">
            <text:p>11</text:p>
          </table:table-cell>
          <table:table-cell office:value-type="float" office:value="7517706" calcext:value-type="float">
            <text:p>751770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30239 }</text:p>
          </table:table-cell>
        </table:table-row>
      </table:table>
      <table:table table:name="Facts" table:style-name="ta1">
        <table:table-column table:style-name="co28" table:default-cell-style-name="ce10"/>
        <table:table-column table:style-name="co2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8" table:default-cell-style-name="ce10"/>
        <table:table-column table:style-name="co30" table:default-cell-style-name="ce11"/>
        <table:table-column table:style-name="co17" table:number-columns-repeated="1018" table:default-cell-style-name="Default"/>
        <table:table-row table:style-name="ro2">
          <table:table-cell table:style-name="ce9" office:value-type="string" calcext:value-type="string">
            <text:p>Count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File Size (GB)</text:p>
          </table:table-cell>
          <table:table-cell table:style-name="ce11"/>
          <table:table-cell table:style-name="ce9"/>
          <table:table-cell/>
          <table:table-cell table:style-name="ce11" table:number-columns-repeated="1018"/>
        </table:table-row>
        <table:table-row table:style-name="ro2">
          <table:table-cell office:value-type="float" office:value="60217021" calcext:value-type="float">
            <text:p>60,217,021</text:p>
          </table:table-cell>
          <table:table-cell office:value-type="string" calcext:value-type="string">
            <text:p>BENE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:.A9])" office:value-type="float" office:value="377548653" calcext:value-type="float">
            <text:p>377,548,653</text:p>
          </table:table-cell>
          <table:table-cell office:value-type="string" calcext:value-type="string">
            <text:p>Total Claims</text:p>
          </table:table-cell>
          <table:table-cell table:number-columns-repeated="1018"/>
        </table:table-row>
        <table:table-row table:style-name="ro2">
          <table:table-cell office:value-type="float" office:value="41893543" calcext:value-type="float">
            <text:p>41,893,543</text:p>
          </table:table-cell>
          <table:table-cell office:value-type="string" calcext:value-type="string">
            <text:p>OUTPATIENT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2:.A10])" office:value-type="float" office:value="4411797242" calcext:value-type="float">
            <text:p>4,411,797,242</text:p>
          </table:table-cell>
          <table:table-cell office:value-type="string" calcext:value-type="string">
            <text:p>Total Benes, Claims, &amp; Events</text:p>
          </table:table-cell>
          <table:table-cell table:number-columns-repeated="1018"/>
        </table:table-row>
        <table:table-row table:style-name="ro2">
          <table:table-cell office:value-type="float" office:value="32860870" calcext:value-type="float">
            <text:p>32,860,870</text:p>
          </table:table-cell>
          <table:table-cell office:value-type="string" calcext:value-type="string">
            <text:p>INPATIENT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SUM([.C2:.C10])" office:value-type="float" office:value="2138" calcext:value-type="float">
            <text:p>2,138</text:p>
          </table:table-cell>
          <table:table-cell office:value-type="string" calcext:value-type="string">
            <text:p>Total File Size</text:p>
          </table:table-cell>
          <table:table-cell table:number-columns-repeated="1018"/>
        </table:table-row>
        <table:table-row table:style-name="ro2">
          <table:table-cell office:value-type="float" office:value="12482899" calcext:value-type="float">
            <text:p>12,482,899</text:p>
          </table:table-cell>
          <table:table-cell office:value-type="string" calcext:value-type="string">
            <text:p>HOSPICE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2]/[.A2]" office:value-type="float" office:value="6.26979958042096" calcext:value-type="float">
            <text:p>6</text:p>
          </table:table-cell>
          <table:table-cell office:value-type="string" calcext:value-type="string">
            <text:p>Claims per Bene</text:p>
          </table:table-cell>
          <table:table-cell table:number-columns-repeated="1018"/>
        </table:table-row>
        <table:table-row table:style-name="ro2">
          <table:table-cell office:value-type="float" office:value="15071860" calcext:value-type="float">
            <text:p>15,071,860</text:p>
          </table:table-cell>
          <table:table-cell office:value-type="string" calcext:value-type="string">
            <text:p>SNF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10]/[.A2]" office:value-type="float" office:value="65.9951538951088" calcext:value-type="float">
            <text:p>66</text:p>
          </table:table-cell>
          <table:table-cell office:value-type="string" calcext:value-type="string">
            <text:p>Events per Bene</text:p>
          </table:table-cell>
          <table:table-cell table:number-columns-repeated="1018"/>
        </table:table-row>
        <table:table-row table:style-name="ro2">
          <table:table-cell office:value-type="float" office:value="20334166" calcext:value-type="float">
            <text:p>20,334,166</text:p>
          </table:table-cell>
          <table:table-cell office:value-type="string" calcext:value-type="string">
            <text:p>HHA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2" table:formula="of:=[.E3]/(7*24*60*60)" office:value-type="float" office:value="7294.63829695767" calcext:value-type="float">
            <text:p>7,295</text:p>
          </table:table-cell>
          <table:table-cell office:value-type="string" calcext:value-type="string">
            <text:p>Target Records per Second for Initial Load of 7 Days</text:p>
          </table:table-cell>
          <table:table-cell table:number-columns-repeated="1018"/>
        </table:table-row>
        <table:table-row table:style-name="ro2">
          <table:table-cell office:value-type="float" office:value="68236072" calcext:value-type="float">
            <text:p>68,236,072</text:p>
          </table:table-cell>
          <table:table-cell office:value-type="string" calcext:value-type="string">
            <text:p>BCARRIER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E3]/(30*24*60*60)" office:value-type="float" office:value="1702.08226929012" calcext:value-type="float">
            <text:p>1,702</text:p>
          </table:table-cell>
          <table:table-cell office:value-type="string" calcext:value-type="string">
            <text:p>Target Records per Second for Initial Load of 30 Days</text:p>
          </table:table-cell>
          <table:table-cell table:number-columns-repeated="1018"/>
        </table:table-row>
        <table:table-row table:style-name="ro2">
          <table:table-cell office:value-type="float" office:value="186669243" calcext:value-type="float">
            <text:p>186,669,243</text:p>
          </table:table-cell>
          <table:table-cell office:value-type="string" calcext:value-type="string">
            <text:p>DM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float" office:value="3974031568" calcext:value-type="float">
            <text:p>3,974,031,568</text:p>
          </table:table-cell>
          <table:table-cell office:value-type="string" calcext:value-type="string">
            <text:p>PDE</text:p>
          </table:table-cell>
          <table:table-cell office:value-type="float" office:value="629" calcext:value-type="float">
            <text:p>629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LinkedBenchmarkData" table:base-cell-address="$'benchmark-data.csv (linked)'.$A$1" table:cell-range-address="$'benchmark-data.csv (linked)'.$A$1:.$AMJ$1048576"/>
      </table:named-expressions>
      <table:database-ranges>
        <table:database-range table:name="__Anonymous_Sheet_DB__1" table:target-range-address="'benchmark-data.csv (linked)'.A2:'benchmark-data.csv (linked)'.AMJ3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09:36:44.205660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Davis</meta:initial-creator>
    <meta:creation-date>2016-10-03T13:01:17.054186570</meta:creation-date>
    <dc:date>2016-11-11T05:55:17.080576727</dc:date>
    <dc:creator>Karl Davis</dc:creator>
    <meta:editing-duration>P5DT20H35M16S</meta:editing-duration>
    <meta:editing-cycles>40</meta:editing-cycles>
    <meta:generator>LibreOffice/4.2.8.2$Linux_X86_64 LibreOffice_project/420m0$Build-2</meta:generator>
    <meta:document-statistic meta:table-count="3" meta:cell-count="4595" meta:object-count="0"/>
  </office:meta>
</office:document-meta>
</file>